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equenceApproximation" table:style-name="ta1" table:print="false">
        <table:table-column table:style-name="co1" table:default-cell-style-name="Default"/>
        <table:table-column table:style-name="co1" table:number-columns-repeated="3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1017" table:default-cell-style-name="Default"/>
        <table:table-row table:style-name="ro1" table:number-rows-repeated="3">
          <table:table-cell table:style-name="ce1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2" table:number-columns-repeated="2"/>
          <table:table-cell table:style-name="ce1" office:value-type="string">
            <text:p>Pi Approximation</text:p>
          </table:table-cell>
          <table:table-cell table:style-name="ce1"/>
          <table:table-cell table:style-name="ce2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2" table:number-columns-repeated="2"/>
          <table:table-cell table:style-name="ce1" table:number-columns-repeated="2"/>
          <table:table-cell table:style-name="ce2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2" table:number-columns-repeated="2"/>
          <table:table-cell table:style-name="ce1" office:value-type="string">
            <text:p>PI = 4/1-4/3+4/5-4/7..........</text:p>
          </table:table-cell>
          <table:table-cell table:style-name="ce1"/>
          <table:table-cell table:style-name="ce2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2" table:number-columns-repeated="3"/>
          <table:table-cell table:style-name="ce1"/>
          <table:table-cell table:style-name="ce2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2" table:number-columns-repeated="3"/>
          <table:table-cell table:style-name="ce1" office:value-type="string">
            <text:p>Approx PI</text:p>
          </table:table-cell>
          <table:table-cell table:style-name="ce2"/>
          <table:table-cell table:style-name="ce2" office:value-type="string">
            <text:p>Exact Pi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2" office:value-type="string">
            <text:p>Sequence #</text:p>
          </table:table-cell>
          <table:table-cell table:style-name="ce2" office:value-type="string">
            <text:p>Sign</text:p>
          </table:table-cell>
          <table:table-cell table:style-name="ce2" office:value-type="string">
            <text:p>Value</text:p>
          </table:table-cell>
          <table:table-cell table:style-name="ce1" office:value-type="string">
            <text:p>Sum of Value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Value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" office:value-type="float" office:value="1">
            <text:p>1.0</text:p>
          </table:table-cell>
          <table:table-cell table:style-name="ce5" office:value-type="float" office:value="4">
            <text:p>4.0000</text:p>
          </table:table-cell>
          <table:table-cell table:style-name="ce6" table:formula="of:=[.D10]" office:value-type="float" office:value="4">
            <text:p>4.00000</text:p>
          </table:table-cell>
          <table:table-cell table:style-name="ce6" table:formula="of:=[.E10]-4*ATAN(1)" office:value-type="float" office:value="0.858407346410207">
            <text:p>0.85841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" table:formula="of:=-1*[.C10]" office:value-type="float" office:value="-1">
            <text:p>-1.0</text:p>
          </table:table-cell>
          <table:table-cell table:style-name="ce5" table:formula="of:=4*[.C11]/([.B11]*2-1)" office:value-type="float" office:value="-1.33333333333333">
            <text:p>-1.3333</text:p>
          </table:table-cell>
          <table:table-cell table:style-name="ce6" table:formula="of:=SUM([.$D$10:.D11])" office:value-type="float" office:value="2.66666666666667">
            <text:p>2.66667</text:p>
          </table:table-cell>
          <table:table-cell table:style-name="ce6" table:formula="of:=[.E11]-4*ATAN(1)" office:value-type="float" office:value="-0.474925986923126">
            <text:p>-0.47493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" table:formula="of:=-1*[.C11]" office:value-type="float" office:value="1">
            <text:p>1.0</text:p>
          </table:table-cell>
          <table:table-cell table:style-name="ce5" table:formula="of:=4*[.C12]/([.B12]*2-1)" office:value-type="float" office:value="0.8">
            <text:p>0.8000</text:p>
          </table:table-cell>
          <table:table-cell table:style-name="ce6" table:formula="of:=SUM([.$D$10:.D12])" office:value-type="float" office:value="3.46666666666667">
            <text:p>3.46667</text:p>
          </table:table-cell>
          <table:table-cell table:style-name="ce6" table:formula="of:=[.E12]-4*ATAN(1)" office:value-type="float" office:value="0.325074013076874">
            <text:p>0.32507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" table:formula="of:=-1*[.C12]" office:value-type="float" office:value="-1">
            <text:p>-1.0</text:p>
          </table:table-cell>
          <table:table-cell table:style-name="ce5" table:formula="of:=4*[.C13]/([.B13]*2-1)" office:value-type="float" office:value="-0.571428571428571">
            <text:p>-0.5714</text:p>
          </table:table-cell>
          <table:table-cell table:style-name="ce6" table:formula="of:=SUM([.$D$10:.D13])" office:value-type="float" office:value="2.8952380952381">
            <text:p>2.89524</text:p>
          </table:table-cell>
          <table:table-cell table:style-name="ce6" table:formula="of:=[.E13]-4*ATAN(1)" office:value-type="float" office:value="-0.246354558351697">
            <text:p>-0.24635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" table:formula="of:=-1*[.C13]" office:value-type="float" office:value="1">
            <text:p>1.0</text:p>
          </table:table-cell>
          <table:table-cell table:style-name="ce5" table:formula="of:=4*[.C14]/([.B14]*2-1)" office:value-type="float" office:value="0.444444444444444">
            <text:p>0.4444</text:p>
          </table:table-cell>
          <table:table-cell table:style-name="ce6" table:formula="of:=SUM([.$D$10:.D14])" office:value-type="float" office:value="3.33968253968254">
            <text:p>3.33968</text:p>
          </table:table-cell>
          <table:table-cell table:style-name="ce6" table:formula="of:=[.E14]-4*ATAN(1)" office:value-type="float" office:value="0.198089886092747">
            <text:p>0.19809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4" table:formula="of:=-1*[.C14]" office:value-type="float" office:value="-1">
            <text:p>-1.0</text:p>
          </table:table-cell>
          <table:table-cell table:style-name="ce5" table:formula="of:=4*[.C15]/([.B15]*2-1)" office:value-type="float" office:value="-0.363636363636364">
            <text:p>-0.3636</text:p>
          </table:table-cell>
          <table:table-cell table:style-name="ce6" table:formula="of:=SUM([.$D$10:.D15])" office:value-type="float" office:value="2.97604617604618">
            <text:p>2.97605</text:p>
          </table:table-cell>
          <table:table-cell table:style-name="ce6" table:formula="of:=[.E15]-4*ATAN(1)" office:value-type="float" office:value="-0.165546477543617">
            <text:p>-0.16555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4" table:formula="of:=-1*[.C15]" office:value-type="float" office:value="1">
            <text:p>1.0</text:p>
          </table:table-cell>
          <table:table-cell table:style-name="ce5" table:formula="of:=4*[.C16]/([.B16]*2-1)" office:value-type="float" office:value="0.307692307692308">
            <text:p>0.3077</text:p>
          </table:table-cell>
          <table:table-cell table:style-name="ce6" table:formula="of:=SUM([.$D$10:.D16])" office:value-type="float" office:value="3.28373848373848">
            <text:p>3.28374</text:p>
          </table:table-cell>
          <table:table-cell table:style-name="ce6" table:formula="of:=[.E16]-4*ATAN(1)" office:value-type="float" office:value="0.14214583014869">
            <text:p>0.14215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4" table:formula="of:=-1*[.C16]" office:value-type="float" office:value="-1">
            <text:p>-1.0</text:p>
          </table:table-cell>
          <table:table-cell table:style-name="ce5" table:formula="of:=4*[.C17]/([.B17]*2-1)" office:value-type="float" office:value="-0.266666666666667">
            <text:p>-0.2667</text:p>
          </table:table-cell>
          <table:table-cell table:style-name="ce6" table:formula="of:=SUM([.$D$10:.D17])" office:value-type="float" office:value="3.01707181707182">
            <text:p>3.01707</text:p>
          </table:table-cell>
          <table:table-cell table:style-name="ce6" table:formula="of:=[.E17]-4*ATAN(1)" office:value-type="float" office:value="-0.124520836517976">
            <text:p>-0.12452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4" table:formula="of:=-1*[.C17]" office:value-type="float" office:value="1">
            <text:p>1.0</text:p>
          </table:table-cell>
          <table:table-cell table:style-name="ce5" table:formula="of:=4*[.C18]/([.B18]*2-1)" office:value-type="float" office:value="0.235294117647059">
            <text:p>0.2353</text:p>
          </table:table-cell>
          <table:table-cell table:style-name="ce6" table:formula="of:=SUM([.$D$10:.D18])" office:value-type="float" office:value="3.25236593471888">
            <text:p>3.25237</text:p>
          </table:table-cell>
          <table:table-cell table:style-name="ce6" table:formula="of:=[.E18]-4*ATAN(1)" office:value-type="float" office:value="0.110773281129083">
            <text:p>0.11077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4" table:formula="of:=-1*[.C18]" office:value-type="float" office:value="-1">
            <text:p>-1.0</text:p>
          </table:table-cell>
          <table:table-cell table:style-name="ce5" table:formula="of:=4*[.C19]/([.B19]*2-1)" office:value-type="float" office:value="-0.210526315789474">
            <text:p>-0.2105</text:p>
          </table:table-cell>
          <table:table-cell table:style-name="ce6" table:formula="of:=SUM([.$D$10:.D19])" office:value-type="float" office:value="3.0418396189294">
            <text:p>3.04184</text:p>
          </table:table-cell>
          <table:table-cell table:style-name="ce6" table:formula="of:=[.E19]-4*ATAN(1)" office:value-type="float" office:value="-0.0997530346603908">
            <text:p>-0.09975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4" table:formula="of:=-1*[.C19]" office:value-type="float" office:value="1">
            <text:p>1.0</text:p>
          </table:table-cell>
          <table:table-cell table:style-name="ce5" table:formula="of:=4*[.C20]/([.B20]*2-1)" office:value-type="float" office:value="0.19047619047619">
            <text:p>0.1905</text:p>
          </table:table-cell>
          <table:table-cell table:style-name="ce6" table:formula="of:=SUM([.$D$10:.D20])" office:value-type="float" office:value="3.23231580940559">
            <text:p>3.23232</text:p>
          </table:table-cell>
          <table:table-cell table:style-name="ce6" table:formula="of:=[.E20]-4*ATAN(1)" office:value-type="float" office:value="0.0907231558157999">
            <text:p>0.09072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>
            <text:p>12</text:p>
          </table:table-cell>
          <table:table-cell table:style-name="ce4" table:formula="of:=-1*[.C20]" office:value-type="float" office:value="-1">
            <text:p>-1.0</text:p>
          </table:table-cell>
          <table:table-cell table:style-name="ce5" table:formula="of:=4*[.C21]/([.B21]*2-1)" office:value-type="float" office:value="-0.173913043478261">
            <text:p>-0.1739</text:p>
          </table:table-cell>
          <table:table-cell table:style-name="ce6" table:formula="of:=SUM([.$D$10:.D21])" office:value-type="float" office:value="3.05840276592733">
            <text:p>3.05840</text:p>
          </table:table-cell>
          <table:table-cell table:style-name="ce6" table:formula="of:=[.E21]-4*ATAN(1)" office:value-type="float" office:value="-0.0831898876624613">
            <text:p>-0.08319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">
            <text:p>13</text:p>
          </table:table-cell>
          <table:table-cell table:style-name="ce4" table:formula="of:=-1*[.C21]" office:value-type="float" office:value="1">
            <text:p>1.0</text:p>
          </table:table-cell>
          <table:table-cell table:style-name="ce5" table:formula="of:=4*[.C22]/([.B22]*2-1)" office:value-type="float" office:value="0.16">
            <text:p>0.1600</text:p>
          </table:table-cell>
          <table:table-cell table:style-name="ce6" table:formula="of:=SUM([.$D$10:.D22])" office:value-type="float" office:value="3.21840276592733">
            <text:p>3.21840</text:p>
          </table:table-cell>
          <table:table-cell table:style-name="ce6" table:formula="of:=[.E22]-4*ATAN(1)" office:value-type="float" office:value="0.0768101123375389">
            <text:p>0.07681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">
            <text:p>14</text:p>
          </table:table-cell>
          <table:table-cell table:style-name="ce4" table:formula="of:=-1*[.C22]" office:value-type="float" office:value="-1">
            <text:p>-1.0</text:p>
          </table:table-cell>
          <table:table-cell table:style-name="ce5" table:formula="of:=4*[.C23]/([.B23]*2-1)" office:value-type="float" office:value="-0.148148148148148">
            <text:p>-0.1481</text:p>
          </table:table-cell>
          <table:table-cell table:style-name="ce6" table:formula="of:=SUM([.$D$10:.D23])" office:value-type="float" office:value="3.07025461777918">
            <text:p>3.07025</text:p>
          </table:table-cell>
          <table:table-cell table:style-name="ce6" table:formula="of:=[.E23]-4*ATAN(1)" office:value-type="float" office:value="-0.0713380358106095">
            <text:p>-0.07134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4" table:formula="of:=-1*[.C23]" office:value-type="float" office:value="1">
            <text:p>1.0</text:p>
          </table:table-cell>
          <table:table-cell table:style-name="ce5" table:formula="of:=4*[.C24]/([.B24]*2-1)" office:value-type="float" office:value="0.137931034482759">
            <text:p>0.1379</text:p>
          </table:table-cell>
          <table:table-cell table:style-name="ce6" table:formula="of:=SUM([.$D$10:.D24])" office:value-type="float" office:value="3.20818565226194">
            <text:p>3.20819</text:p>
          </table:table-cell>
          <table:table-cell table:style-name="ce6" table:formula="of:=[.E24]-4*ATAN(1)" office:value-type="float" office:value="0.0665929986721494">
            <text:p>0.06659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4" table:formula="of:=-1*[.C24]" office:value-type="float" office:value="-1">
            <text:p>-1.0</text:p>
          </table:table-cell>
          <table:table-cell table:style-name="ce5" table:formula="of:=4*[.C25]/([.B25]*2-1)" office:value-type="float" office:value="-0.129032258064516">
            <text:p>-0.1290</text:p>
          </table:table-cell>
          <table:table-cell table:style-name="ce6" table:formula="of:=SUM([.$D$10:.D25])" office:value-type="float" office:value="3.07915339419743">
            <text:p>3.07915</text:p>
          </table:table-cell>
          <table:table-cell table:style-name="ce6" table:formula="of:=[.E25]-4*ATAN(1)" office:value-type="float" office:value="-0.0624392593923666">
            <text:p>-0.06244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">
            <text:p>17</text:p>
          </table:table-cell>
          <table:table-cell table:style-name="ce4" table:formula="of:=-1*[.C25]" office:value-type="float" office:value="1">
            <text:p>1.0</text:p>
          </table:table-cell>
          <table:table-cell table:style-name="ce5" table:formula="of:=4*[.C26]/([.B26]*2-1)" office:value-type="float" office:value="0.121212121212121">
            <text:p>0.1212</text:p>
          </table:table-cell>
          <table:table-cell table:style-name="ce6" table:formula="of:=SUM([.$D$10:.D26])" office:value-type="float" office:value="3.20036551540955">
            <text:p>3.20037</text:p>
          </table:table-cell>
          <table:table-cell table:style-name="ce6" table:formula="of:=[.E26]-4*ATAN(1)" office:value-type="float" office:value="0.0587728618197545">
            <text:p>0.05877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">
            <text:p>18</text:p>
          </table:table-cell>
          <table:table-cell table:style-name="ce4" table:formula="of:=-1*[.C26]" office:value-type="float" office:value="-1">
            <text:p>-1.0</text:p>
          </table:table-cell>
          <table:table-cell table:style-name="ce5" table:formula="of:=4*[.C27]/([.B27]*2-1)" office:value-type="float" office:value="-0.114285714285714">
            <text:p>-0.1143</text:p>
          </table:table-cell>
          <table:table-cell table:style-name="ce6" table:formula="of:=SUM([.$D$10:.D27])" office:value-type="float" office:value="3.08607980112383">
            <text:p>3.08608</text:p>
          </table:table-cell>
          <table:table-cell table:style-name="ce6" table:formula="of:=[.E27]-4*ATAN(1)" office:value-type="float" office:value="-0.0555128524659598">
            <text:p>-0.05551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">
            <text:p>19</text:p>
          </table:table-cell>
          <table:table-cell table:style-name="ce4" table:formula="of:=-1*[.C27]" office:value-type="float" office:value="1">
            <text:p>1.0</text:p>
          </table:table-cell>
          <table:table-cell table:style-name="ce5" table:formula="of:=4*[.C28]/([.B28]*2-1)" office:value-type="float" office:value="0.108108108108108">
            <text:p>0.1081</text:p>
          </table:table-cell>
          <table:table-cell table:style-name="ce6" table:formula="of:=SUM([.$D$10:.D28])" office:value-type="float" office:value="3.19418790923194">
            <text:p>3.19419</text:p>
          </table:table-cell>
          <table:table-cell table:style-name="ce6" table:formula="of:=[.E28]-4*ATAN(1)" office:value-type="float" office:value="0.0525952556421485">
            <text:p>0.05260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4" table:formula="of:=-1*[.C28]" office:value-type="float" office:value="-1">
            <text:p>-1.0</text:p>
          </table:table-cell>
          <table:table-cell table:style-name="ce5" table:formula="of:=4*[.C29]/([.B29]*2-1)" office:value-type="float" office:value="-0.102564102564103">
            <text:p>-0.1026</text:p>
          </table:table-cell>
          <table:table-cell table:style-name="ce6" table:formula="of:=SUM([.$D$10:.D29])" office:value-type="float" office:value="3.09162380666784">
            <text:p>3.09162</text:p>
          </table:table-cell>
          <table:table-cell table:style-name="ce6" table:formula="of:=[.E29]-4*ATAN(1)" office:value-type="float" office:value="-0.0499688469219541">
            <text:p>-0.04997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>
            <text:p>21</text:p>
          </table:table-cell>
          <table:table-cell table:style-name="ce4" table:formula="of:=-1*[.C29]" office:value-type="float" office:value="1">
            <text:p>1.0</text:p>
          </table:table-cell>
          <table:table-cell table:style-name="ce5" table:formula="of:=4*[.C30]/([.B30]*2-1)" office:value-type="float" office:value="0.0975609756097561">
            <text:p>0.0976</text:p>
          </table:table-cell>
          <table:table-cell table:style-name="ce6" table:formula="of:=SUM([.$D$10:.D30])" office:value-type="float" office:value="3.18918478227759">
            <text:p>3.18918</text:p>
          </table:table-cell>
          <table:table-cell table:style-name="ce6" table:formula="of:=[.E30]-4*ATAN(1)" office:value-type="float" office:value="0.0475921286878016">
            <text:p>0.04759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4" table:formula="of:=-1*[.C30]" office:value-type="float" office:value="-1">
            <text:p>-1.0</text:p>
          </table:table-cell>
          <table:table-cell table:style-name="ce5" table:formula="of:=4*[.C31]/([.B31]*2-1)" office:value-type="float" office:value="-0.0930232558139535">
            <text:p>-0.0930</text:p>
          </table:table-cell>
          <table:table-cell table:style-name="ce6" table:formula="of:=SUM([.$D$10:.D31])" office:value-type="float" office:value="3.09616152646364">
            <text:p>3.09616</text:p>
          </table:table-cell>
          <table:table-cell table:style-name="ce6" table:formula="of:=[.E31]-4*ATAN(1)" office:value-type="float" office:value="-0.0454311271261516">
            <text:p>-0.04543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>
            <text:p>23</text:p>
          </table:table-cell>
          <table:table-cell table:style-name="ce4" table:formula="of:=-1*[.C31]" office:value-type="float" office:value="1">
            <text:p>1.0</text:p>
          </table:table-cell>
          <table:table-cell table:style-name="ce5" table:formula="of:=4*[.C32]/([.B32]*2-1)" office:value-type="float" office:value="0.0888888888888889">
            <text:p>0.0889</text:p>
          </table:table-cell>
          <table:table-cell table:style-name="ce6" table:formula="of:=SUM([.$D$10:.D32])" office:value-type="float" office:value="3.18505041535253">
            <text:p>3.18505</text:p>
          </table:table-cell>
          <table:table-cell table:style-name="ce6" table:formula="of:=[.E32]-4*ATAN(1)" office:value-type="float" office:value="0.0434577617627374">
            <text:p>0.04346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>
            <text:p>24</text:p>
          </table:table-cell>
          <table:table-cell table:style-name="ce4" table:formula="of:=-1*[.C32]" office:value-type="float" office:value="-1">
            <text:p>-1.0</text:p>
          </table:table-cell>
          <table:table-cell table:style-name="ce5" table:formula="of:=4*[.C33]/([.B33]*2-1)" office:value-type="float" office:value="-0.0851063829787234">
            <text:p>-0.0851</text:p>
          </table:table-cell>
          <table:table-cell table:style-name="ce6" table:formula="of:=SUM([.$D$10:.D33])" office:value-type="float" office:value="3.09994403237381">
            <text:p>3.09994</text:p>
          </table:table-cell>
          <table:table-cell table:style-name="ce6" table:formula="of:=[.E33]-4*ATAN(1)" office:value-type="float" office:value="-0.0416486212159861">
            <text:p>-0.04165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>
            <text:p>25</text:p>
          </table:table-cell>
          <table:table-cell table:style-name="ce4" table:formula="of:=-1*[.C33]" office:value-type="float" office:value="1">
            <text:p>1.0</text:p>
          </table:table-cell>
          <table:table-cell table:style-name="ce5" table:formula="of:=4*[.C34]/([.B34]*2-1)" office:value-type="float" office:value="0.0816326530612245">
            <text:p>0.0816</text:p>
          </table:table-cell>
          <table:table-cell table:style-name="ce6" table:formula="of:=SUM([.$D$10:.D34])" office:value-type="float" office:value="3.18157668543503">
            <text:p>3.18158</text:p>
          </table:table-cell>
          <table:table-cell table:style-name="ce6" table:formula="of:=[.E34]-4*ATAN(1)" office:value-type="float" office:value="0.0399840318452385">
            <text:p>0.03998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>
            <text:p>26</text:p>
          </table:table-cell>
          <table:table-cell table:style-name="ce4" table:formula="of:=-1*[.C34]" office:value-type="float" office:value="-1">
            <text:p>-1.0</text:p>
          </table:table-cell>
          <table:table-cell table:style-name="ce5" table:formula="of:=4*[.C35]/([.B35]*2-1)" office:value-type="float" office:value="-0.0784313725490196">
            <text:p>-0.0784</text:p>
          </table:table-cell>
          <table:table-cell table:style-name="ce6" table:formula="of:=SUM([.$D$10:.D35])" office:value-type="float" office:value="3.10314531288601">
            <text:p>3.10315</text:p>
          </table:table-cell>
          <table:table-cell table:style-name="ce6" table:formula="of:=[.E35]-4*ATAN(1)" office:value-type="float" office:value="-0.0384473407037813">
            <text:p>-0.03845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7">
            <text:p>27</text:p>
          </table:table-cell>
          <table:table-cell table:style-name="ce4" table:formula="of:=-1*[.C35]" office:value-type="float" office:value="1">
            <text:p>1.0</text:p>
          </table:table-cell>
          <table:table-cell table:style-name="ce5" table:formula="of:=4*[.C36]/([.B36]*2-1)" office:value-type="float" office:value="0.0754716981132075">
            <text:p>0.0755</text:p>
          </table:table-cell>
          <table:table-cell table:style-name="ce6" table:formula="of:=SUM([.$D$10:.D36])" office:value-type="float" office:value="3.17861701099922">
            <text:p>3.17862</text:p>
          </table:table-cell>
          <table:table-cell table:style-name="ce6" table:formula="of:=[.E36]-4*ATAN(1)" office:value-type="float" office:value="0.0370243574094262">
            <text:p>0.03702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8">
            <text:p>28</text:p>
          </table:table-cell>
          <table:table-cell table:style-name="ce4" table:formula="of:=-1*[.C36]" office:value-type="float" office:value="-1">
            <text:p>-1.0</text:p>
          </table:table-cell>
          <table:table-cell table:style-name="ce5" table:formula="of:=4*[.C37]/([.B37]*2-1)" office:value-type="float" office:value="-0.0727272727272727">
            <text:p>-0.0727</text:p>
          </table:table-cell>
          <table:table-cell table:style-name="ce6" table:formula="of:=SUM([.$D$10:.D37])" office:value-type="float" office:value="3.10588973827195">
            <text:p>3.10589</text:p>
          </table:table-cell>
          <table:table-cell table:style-name="ce6" table:formula="of:=[.E37]-4*ATAN(1)" office:value-type="float" office:value="-0.0357029153178465">
            <text:p>-0.03570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>
            <text:p>29</text:p>
          </table:table-cell>
          <table:table-cell table:style-name="ce4" table:formula="of:=-1*[.C37]" office:value-type="float" office:value="1">
            <text:p>1.0</text:p>
          </table:table-cell>
          <table:table-cell table:style-name="ce5" table:formula="of:=4*[.C38]/([.B38]*2-1)" office:value-type="float" office:value="0.0701754385964912">
            <text:p>0.0702</text:p>
          </table:table-cell>
          <table:table-cell table:style-name="ce6" table:formula="of:=SUM([.$D$10:.D38])" office:value-type="float" office:value="3.17606517686844">
            <text:p>3.17607</text:p>
          </table:table-cell>
          <table:table-cell table:style-name="ce6" table:formula="of:=[.E38]-4*ATAN(1)" office:value-type="float" office:value="0.0344725232786445">
            <text:p>0.03447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4" table:formula="of:=-1*[.C38]" office:value-type="float" office:value="-1">
            <text:p>-1.0</text:p>
          </table:table-cell>
          <table:table-cell table:style-name="ce5" table:formula="of:=4*[.C39]/([.B39]*2-1)" office:value-type="float" office:value="-0.0677966101694915">
            <text:p>-0.0678</text:p>
          </table:table-cell>
          <table:table-cell table:style-name="ce6" table:formula="of:=SUM([.$D$10:.D39])" office:value-type="float" office:value="3.10826856669895">
            <text:p>3.10827</text:p>
          </table:table-cell>
          <table:table-cell table:style-name="ce6" table:formula="of:=[.E39]-4*ATAN(1)" office:value-type="float" office:value="-0.0333240868908469">
            <text:p>-0.03332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>
            <text:p>31</text:p>
          </table:table-cell>
          <table:table-cell table:style-name="ce4" table:formula="of:=-1*[.C39]" office:value-type="float" office:value="1">
            <text:p>1.0</text:p>
          </table:table-cell>
          <table:table-cell table:style-name="ce5" table:formula="of:=4*[.C40]/([.B40]*2-1)" office:value-type="float" office:value="0.0655737704918033">
            <text:p>0.0656</text:p>
          </table:table-cell>
          <table:table-cell table:style-name="ce6" table:formula="of:=SUM([.$D$10:.D40])" office:value-type="float" office:value="3.17384233719075">
            <text:p>3.17384</text:p>
          </table:table-cell>
          <table:table-cell table:style-name="ce6" table:formula="of:=[.E40]-4*ATAN(1)" office:value-type="float" office:value="0.0322496836009565">
            <text:p>0.03225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2">
            <text:p>32</text:p>
          </table:table-cell>
          <table:table-cell table:style-name="ce4" table:formula="of:=-1*[.C40]" office:value-type="float" office:value="-1">
            <text:p>-1.0</text:p>
          </table:table-cell>
          <table:table-cell table:style-name="ce5" table:formula="of:=4*[.C41]/([.B41]*2-1)" office:value-type="float" office:value="-0.0634920634920635">
            <text:p>-0.0635</text:p>
          </table:table-cell>
          <table:table-cell table:style-name="ce6" table:formula="of:=SUM([.$D$10:.D41])" office:value-type="float" office:value="3.11035027369869">
            <text:p>3.11035</text:p>
          </table:table-cell>
          <table:table-cell table:style-name="ce6" table:formula="of:=[.E41]-4*ATAN(1)" office:value-type="float" office:value="-0.0312423798911072">
            <text:p>-0.03124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3">
            <text:p>33</text:p>
          </table:table-cell>
          <table:table-cell table:style-name="ce4" table:formula="of:=-1*[.C41]" office:value-type="float" office:value="1">
            <text:p>1.0</text:p>
          </table:table-cell>
          <table:table-cell table:style-name="ce5" table:formula="of:=4*[.C42]/([.B42]*2-1)" office:value-type="float" office:value="0.0615384615384615">
            <text:p>0.0615</text:p>
          </table:table-cell>
          <table:table-cell table:style-name="ce6" table:formula="of:=SUM([.$D$10:.D42])" office:value-type="float" office:value="3.17188873523715">
            <text:p>3.17189</text:p>
          </table:table-cell>
          <table:table-cell table:style-name="ce6" table:formula="of:=[.E42]-4*ATAN(1)" office:value-type="float" office:value="0.0302960816473545">
            <text:p>0.03030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4">
            <text:p>34</text:p>
          </table:table-cell>
          <table:table-cell table:style-name="ce4" table:formula="of:=-1*[.C42]" office:value-type="float" office:value="-1">
            <text:p>-1.0</text:p>
          </table:table-cell>
          <table:table-cell table:style-name="ce5" table:formula="of:=4*[.C43]/([.B43]*2-1)" office:value-type="float" office:value="-0.0597014925373134">
            <text:p>-0.0597</text:p>
          </table:table-cell>
          <table:table-cell table:style-name="ce6" table:formula="of:=SUM([.$D$10:.D43])" office:value-type="float" office:value="3.11218724269983">
            <text:p>3.11219</text:p>
          </table:table-cell>
          <table:table-cell table:style-name="ce6" table:formula="of:=[.E43]-4*ATAN(1)" office:value-type="float" office:value="-0.0294054108899591">
            <text:p>-0.02941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5">
            <text:p>35</text:p>
          </table:table-cell>
          <table:table-cell table:style-name="ce4" table:formula="of:=-1*[.C43]" office:value-type="float" office:value="1">
            <text:p>1.0</text:p>
          </table:table-cell>
          <table:table-cell table:style-name="ce5" table:formula="of:=4*[.C44]/([.B44]*2-1)" office:value-type="float" office:value="0.0579710144927536">
            <text:p>0.0580</text:p>
          </table:table-cell>
          <table:table-cell table:style-name="ce6" table:formula="of:=SUM([.$D$10:.D44])" office:value-type="float" office:value="3.17015825719259">
            <text:p>3.17016</text:p>
          </table:table-cell>
          <table:table-cell table:style-name="ce6" table:formula="of:=[.E44]-4*ATAN(1)" office:value-type="float" office:value="0.0285656036027948">
            <text:p>0.02857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6">
            <text:p>36</text:p>
          </table:table-cell>
          <table:table-cell table:style-name="ce4" table:formula="of:=-1*[.C44]" office:value-type="float" office:value="-1">
            <text:p>-1.0</text:p>
          </table:table-cell>
          <table:table-cell table:style-name="ce5" table:formula="of:=4*[.C45]/([.B45]*2-1)" office:value-type="float" office:value="-0.0563380281690141">
            <text:p>-0.0563</text:p>
          </table:table-cell>
          <table:table-cell table:style-name="ce6" table:formula="of:=SUM([.$D$10:.D45])" office:value-type="float" office:value="3.11382022902357">
            <text:p>3.11382</text:p>
          </table:table-cell>
          <table:table-cell table:style-name="ce6" table:formula="of:=[.E45]-4*ATAN(1)" office:value-type="float" office:value="-0.0277724245662192">
            <text:p>-0.02777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7">
            <text:p>37</text:p>
          </table:table-cell>
          <table:table-cell table:style-name="ce4" table:formula="of:=-1*[.C45]" office:value-type="float" office:value="1">
            <text:p>1.0</text:p>
          </table:table-cell>
          <table:table-cell table:style-name="ce5" table:formula="of:=4*[.C46]/([.B46]*2-1)" office:value-type="float" office:value="0.0547945205479452">
            <text:p>0.0548</text:p>
          </table:table-cell>
          <table:table-cell table:style-name="ce6" table:formula="of:=SUM([.$D$10:.D46])" office:value-type="float" office:value="3.16861474957152">
            <text:p>3.16861</text:p>
          </table:table-cell>
          <table:table-cell table:style-name="ce6" table:formula="of:=[.E46]-4*ATAN(1)" office:value-type="float" office:value="0.0270220959817258">
            <text:p>0.02702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8">
            <text:p>38</text:p>
          </table:table-cell>
          <table:table-cell table:style-name="ce4" table:formula="of:=-1*[.C46]" office:value-type="float" office:value="-1">
            <text:p>-1.0</text:p>
          </table:table-cell>
          <table:table-cell table:style-name="ce5" table:formula="of:=4*[.C47]/([.B47]*2-1)" office:value-type="float" office:value="-0.0533333333333333">
            <text:p>-0.0533</text:p>
          </table:table-cell>
          <table:table-cell table:style-name="ce6" table:formula="of:=SUM([.$D$10:.D47])" office:value-type="float" office:value="3.11528141623819">
            <text:p>3.11528</text:p>
          </table:table-cell>
          <table:table-cell table:style-name="ce6" table:formula="of:=[.E47]-4*ATAN(1)" office:value-type="float" office:value="-0.0263112373516075">
            <text:p>-0.02631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9">
            <text:p>39</text:p>
          </table:table-cell>
          <table:table-cell table:style-name="ce4" table:formula="of:=-1*[.C47]" office:value-type="float" office:value="1">
            <text:p>1.0</text:p>
          </table:table-cell>
          <table:table-cell table:style-name="ce5" table:formula="of:=4*[.C48]/([.B48]*2-1)" office:value-type="float" office:value="0.051948051948052">
            <text:p>0.0519</text:p>
          </table:table-cell>
          <table:table-cell table:style-name="ce6" table:formula="of:=SUM([.$D$10:.D48])" office:value-type="float" office:value="3.16722946818624">
            <text:p>3.16723</text:p>
          </table:table-cell>
          <table:table-cell table:style-name="ce6" table:formula="of:=[.E48]-4*ATAN(1)" office:value-type="float" office:value="0.0256368145964445">
            <text:p>0.02564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4" table:formula="of:=-1*[.C48]" office:value-type="float" office:value="-1">
            <text:p>-1.0</text:p>
          </table:table-cell>
          <table:table-cell table:style-name="ce5" table:formula="of:=4*[.C49]/([.B49]*2-1)" office:value-type="float" office:value="-0.0506329113924051">
            <text:p>-0.0506</text:p>
          </table:table-cell>
          <table:table-cell table:style-name="ce6" table:formula="of:=SUM([.$D$10:.D49])" office:value-type="float" office:value="3.11659655679383">
            <text:p>3.11660</text:p>
          </table:table-cell>
          <table:table-cell table:style-name="ce6" table:formula="of:=[.E49]-4*ATAN(1)" office:value-type="float" office:value="-0.0249960967959608">
            <text:p>-0.02500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>
            <text:p>41</text:p>
          </table:table-cell>
          <table:table-cell table:style-name="ce4" table:formula="of:=-1*[.C49]" office:value-type="float" office:value="1">
            <text:p>1.0</text:p>
          </table:table-cell>
          <table:table-cell table:style-name="ce5" table:formula="of:=4*[.C50]/([.B50]*2-1)" office:value-type="float" office:value="0.0493827160493827">
            <text:p>0.0494</text:p>
          </table:table-cell>
          <table:table-cell table:style-name="ce6" table:formula="of:=SUM([.$D$10:.D50])" office:value-type="float" office:value="3.16597927284322">
            <text:p>3.16598</text:p>
          </table:table-cell>
          <table:table-cell table:style-name="ce6" table:formula="of:=[.E50]-4*ATAN(1)" office:value-type="float" office:value="0.0243866192534221">
            <text:p>0.02439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>
            <text:p>42</text:p>
          </table:table-cell>
          <table:table-cell table:style-name="ce4" table:formula="of:=-1*[.C50]" office:value-type="float" office:value="-1">
            <text:p>-1.0</text:p>
          </table:table-cell>
          <table:table-cell table:style-name="ce5" table:formula="of:=4*[.C51]/([.B51]*2-1)" office:value-type="float" office:value="-0.0481927710843374">
            <text:p>-0.0482</text:p>
          </table:table-cell>
          <table:table-cell table:style-name="ce6" table:formula="of:=SUM([.$D$10:.D51])" office:value-type="float" office:value="3.11778650175888">
            <text:p>3.11779</text:p>
          </table:table-cell>
          <table:table-cell table:style-name="ce6" table:formula="of:=[.E51]-4*ATAN(1)" office:value-type="float" office:value="-0.0238061518309154">
            <text:p>-0.02381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3">
            <text:p>43</text:p>
          </table:table-cell>
          <table:table-cell table:style-name="ce4" table:formula="of:=-1*[.C51]" office:value-type="float" office:value="1">
            <text:p>1.0</text:p>
          </table:table-cell>
          <table:table-cell table:style-name="ce5" table:formula="of:=4*[.C52]/([.B52]*2-1)" office:value-type="float" office:value="0.0470588235294118">
            <text:p>0.0471</text:p>
          </table:table-cell>
          <table:table-cell table:style-name="ce6" table:formula="of:=SUM([.$D$10:.D52])" office:value-type="float" office:value="3.16484532528829">
            <text:p>3.16485</text:p>
          </table:table-cell>
          <table:table-cell table:style-name="ce6" table:formula="of:=[.E52]-4*ATAN(1)" office:value-type="float" office:value="0.0232526716984962">
            <text:p>0.02325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4">
            <text:p>44</text:p>
          </table:table-cell>
          <table:table-cell table:style-name="ce4" table:formula="of:=-1*[.C52]" office:value-type="float" office:value="-1">
            <text:p>-1.0</text:p>
          </table:table-cell>
          <table:table-cell table:style-name="ce5" table:formula="of:=4*[.C53]/([.B53]*2-1)" office:value-type="float" office:value="-0.0459770114942529">
            <text:p>-0.0460</text:p>
          </table:table-cell>
          <table:table-cell table:style-name="ce6" table:formula="of:=SUM([.$D$10:.D53])" office:value-type="float" office:value="3.11886831379404">
            <text:p>3.11887</text:p>
          </table:table-cell>
          <table:table-cell table:style-name="ce6" table:formula="of:=[.E53]-4*ATAN(1)" office:value-type="float" office:value="-0.0227243397957562">
            <text:p>-0.02272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5">
            <text:p>45</text:p>
          </table:table-cell>
          <table:table-cell table:style-name="ce4" table:formula="of:=-1*[.C53]" office:value-type="float" office:value="1">
            <text:p>1.0</text:p>
          </table:table-cell>
          <table:table-cell table:style-name="ce5" table:formula="of:=4*[.C54]/([.B54]*2-1)" office:value-type="float" office:value="0.0449438202247191">
            <text:p>0.0449</text:p>
          </table:table-cell>
          <table:table-cell table:style-name="ce6" table:formula="of:=SUM([.$D$10:.D54])" office:value-type="float" office:value="3.16381213401876">
            <text:p>3.16381</text:p>
          </table:table-cell>
          <table:table-cell table:style-name="ce6" table:formula="of:=[.E54]-4*ATAN(1)" office:value-type="float" office:value="0.0222194804289626">
            <text:p>0.02222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">
            <text:p>46</text:p>
          </table:table-cell>
          <table:table-cell table:style-name="ce4" table:formula="of:=-1*[.C54]" office:value-type="float" office:value="-1">
            <text:p>-1.0</text:p>
          </table:table-cell>
          <table:table-cell table:style-name="ce5" table:formula="of:=4*[.C55]/([.B55]*2-1)" office:value-type="float" office:value="-0.043956043956044">
            <text:p>-0.0440</text:p>
          </table:table-cell>
          <table:table-cell table:style-name="ce6" table:formula="of:=SUM([.$D$10:.D55])" office:value-type="float" office:value="3.11985609006271">
            <text:p>3.11986</text:p>
          </table:table-cell>
          <table:table-cell table:style-name="ce6" table:formula="of:=[.E55]-4*ATAN(1)" office:value-type="float" office:value="-0.0217365635270812">
            <text:p>-0.02174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>
            <text:p>47</text:p>
          </table:table-cell>
          <table:table-cell table:style-name="ce4" table:formula="of:=-1*[.C55]" office:value-type="float" office:value="1">
            <text:p>1.0</text:p>
          </table:table-cell>
          <table:table-cell table:style-name="ce5" table:formula="of:=4*[.C56]/([.B56]*2-1)" office:value-type="float" office:value="0.0430107526881721">
            <text:p>0.0430</text:p>
          </table:table-cell>
          <table:table-cell table:style-name="ce6" table:formula="of:=SUM([.$D$10:.D56])" office:value-type="float" office:value="3.16286684275088">
            <text:p>3.16287</text:p>
          </table:table-cell>
          <table:table-cell table:style-name="ce6" table:formula="of:=[.E56]-4*ATAN(1)" office:value-type="float" office:value="0.0212741891610908">
            <text:p>0.02127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>
            <text:p>48</text:p>
          </table:table-cell>
          <table:table-cell table:style-name="ce4" table:formula="of:=-1*[.C56]" office:value-type="float" office:value="-1">
            <text:p>-1.0</text:p>
          </table:table-cell>
          <table:table-cell table:style-name="ce5" table:formula="of:=4*[.C57]/([.B57]*2-1)" office:value-type="float" office:value="-0.0421052631578947">
            <text:p>-0.0421</text:p>
          </table:table-cell>
          <table:table-cell table:style-name="ce6" table:formula="of:=SUM([.$D$10:.D57])" office:value-type="float" office:value="3.12076157959299">
            <text:p>3.12076</text:p>
          </table:table-cell>
          <table:table-cell table:style-name="ce6" table:formula="of:=[.E57]-4*ATAN(1)" office:value-type="float" office:value="-0.0208310739968041">
            <text:p>-0.02083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>
            <text:p>49</text:p>
          </table:table-cell>
          <table:table-cell table:style-name="ce4" table:formula="of:=-1*[.C57]" office:value-type="float" office:value="1">
            <text:p>1.0</text:p>
          </table:table-cell>
          <table:table-cell table:style-name="ce5" table:formula="of:=4*[.C58]/([.B58]*2-1)" office:value-type="float" office:value="0.0412371134020619">
            <text:p>0.0412</text:p>
          </table:table-cell>
          <table:table-cell table:style-name="ce6" table:formula="of:=SUM([.$D$10:.D58])" office:value-type="float" office:value="3.16199869299505">
            <text:p>3.16200</text:p>
          </table:table-cell>
          <table:table-cell table:style-name="ce6" table:formula="of:=[.E58]-4*ATAN(1)" office:value-type="float" office:value="0.0204060394052581">
            <text:p>0.02041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ce4" table:formula="of:=-1*[.C58]" office:value-type="float" office:value="-1">
            <text:p>-1.0</text:p>
          </table:table-cell>
          <table:table-cell table:style-name="ce5" table:formula="of:=4*[.C59]/([.B59]*2-1)" office:value-type="float" office:value="-0.0404040404040404">
            <text:p>-0.0404</text:p>
          </table:table-cell>
          <table:table-cell table:style-name="ce6" table:formula="of:=SUM([.$D$10:.D59])" office:value-type="float" office:value="3.12159465259101">
            <text:p>3.12159</text:p>
          </table:table-cell>
          <table:table-cell table:style-name="ce6" table:formula="of:=[.E59]-4*ATAN(1)" office:value-type="float" office:value="-0.0199980009987826">
            <text:p>-0.02000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1">
            <text:p>51</text:p>
          </table:table-cell>
          <table:table-cell table:style-name="ce4" table:formula="of:=-1*[.C59]" office:value-type="float" office:value="1">
            <text:p>1.0</text:p>
          </table:table-cell>
          <table:table-cell table:style-name="ce5" table:formula="of:=4*[.C60]/([.B60]*2-1)" office:value-type="float" office:value="0.0396039603960396">
            <text:p>0.0396</text:p>
          </table:table-cell>
          <table:table-cell table:style-name="ce6" table:formula="of:=SUM([.$D$10:.D60])" office:value-type="float" office:value="3.16119861298705">
            <text:p>3.16120</text:p>
          </table:table-cell>
          <table:table-cell table:style-name="ce6" table:formula="of:=[.E60]-4*ATAN(1)" office:value-type="float" office:value="0.0196059593972571">
            <text:p>0.01961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2">
            <text:p>52</text:p>
          </table:table-cell>
          <table:table-cell table:style-name="ce4" table:formula="of:=-1*[.C60]" office:value-type="float" office:value="-1">
            <text:p>-1.0</text:p>
          </table:table-cell>
          <table:table-cell table:style-name="ce5" table:formula="of:=4*[.C61]/([.B61]*2-1)" office:value-type="float" office:value="-0.0388349514563107">
            <text:p>-0.0388</text:p>
          </table:table-cell>
          <table:table-cell table:style-name="ce6" table:formula="of:=SUM([.$D$10:.D61])" office:value-type="float" office:value="3.12236366153074">
            <text:p>3.12236</text:p>
          </table:table-cell>
          <table:table-cell table:style-name="ce6" table:formula="of:=[.E61]-4*ATAN(1)" office:value-type="float" office:value="-0.0192289920590536">
            <text:p>-0.01923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3">
            <text:p>53</text:p>
          </table:table-cell>
          <table:table-cell table:style-name="ce4" table:formula="of:=-1*[.C61]" office:value-type="float" office:value="1">
            <text:p>1.0</text:p>
          </table:table-cell>
          <table:table-cell table:style-name="ce5" table:formula="of:=4*[.C62]/([.B62]*2-1)" office:value-type="float" office:value="0.0380952380952381">
            <text:p>0.0381</text:p>
          </table:table-cell>
          <table:table-cell table:style-name="ce6" table:formula="of:=SUM([.$D$10:.D62])" office:value-type="float" office:value="3.16045889962598">
            <text:p>3.16046</text:p>
          </table:table-cell>
          <table:table-cell table:style-name="ce6" table:formula="of:=[.E62]-4*ATAN(1)" office:value-type="float" office:value="0.0188662460361844">
            <text:p>0.01887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4">
            <text:p>54</text:p>
          </table:table-cell>
          <table:table-cell table:style-name="ce4" table:formula="of:=-1*[.C62]" office:value-type="float" office:value="-1">
            <text:p>-1.0</text:p>
          </table:table-cell>
          <table:table-cell table:style-name="ce5" table:formula="of:=4*[.C63]/([.B63]*2-1)" office:value-type="float" office:value="-0.0373831775700935">
            <text:p>-0.0374</text:p>
          </table:table-cell>
          <table:table-cell table:style-name="ce6" table:formula="of:=SUM([.$D$10:.D63])" office:value-type="float" office:value="3.12307572205588">
            <text:p>3.12308</text:p>
          </table:table-cell>
          <table:table-cell table:style-name="ce6" table:formula="of:=[.E63]-4*ATAN(1)" office:value-type="float" office:value="-0.0185169315339091">
            <text:p>-0.01852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">
            <text:p>55</text:p>
          </table:table-cell>
          <table:table-cell table:style-name="ce4" table:formula="of:=-1*[.C63]" office:value-type="float" office:value="1">
            <text:p>1.0</text:p>
          </table:table-cell>
          <table:table-cell table:style-name="ce5" table:formula="of:=4*[.C64]/([.B64]*2-1)" office:value-type="float" office:value="0.036697247706422">
            <text:p>0.0367</text:p>
          </table:table-cell>
          <table:table-cell table:style-name="ce6" table:formula="of:=SUM([.$D$10:.D64])" office:value-type="float" office:value="3.15977296976231">
            <text:p>3.15977</text:p>
          </table:table-cell>
          <table:table-cell table:style-name="ce6" table:formula="of:=[.E64]-4*ATAN(1)" office:value-type="float" office:value="0.0181803161725131">
            <text:p>0.01818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ce4" table:formula="of:=-1*[.C64]" office:value-type="float" office:value="-1">
            <text:p>-1.0</text:p>
          </table:table-cell>
          <table:table-cell table:style-name="ce5" table:formula="of:=4*[.C65]/([.B65]*2-1)" office:value-type="float" office:value="-0.036036036036036">
            <text:p>-0.0360</text:p>
          </table:table-cell>
          <table:table-cell table:style-name="ce6" table:formula="of:=SUM([.$D$10:.D65])" office:value-type="float" office:value="3.12373693372627">
            <text:p>3.12374</text:p>
          </table:table-cell>
          <table:table-cell table:style-name="ce6" table:formula="of:=[.E65]-4*ATAN(1)" office:value-type="float" office:value="-0.017855719863523">
            <text:p>-0.01786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7">
            <text:p>57</text:p>
          </table:table-cell>
          <table:table-cell table:style-name="ce4" table:formula="of:=-1*[.C65]" office:value-type="float" office:value="1">
            <text:p>1.0</text:p>
          </table:table-cell>
          <table:table-cell table:style-name="ce5" table:formula="of:=4*[.C66]/([.B66]*2-1)" office:value-type="float" office:value="0.0353982300884956">
            <text:p>0.0354</text:p>
          </table:table-cell>
          <table:table-cell table:style-name="ce6" table:formula="of:=SUM([.$D$10:.D66])" office:value-type="float" office:value="3.15913516381477">
            <text:p>3.15914</text:p>
          </table:table-cell>
          <table:table-cell table:style-name="ce6" table:formula="of:=[.E66]-4*ATAN(1)" office:value-type="float" office:value="0.0175425102249727">
            <text:p>0.01754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4" table:formula="of:=-1*[.C66]" office:value-type="float" office:value="-1">
            <text:p>-1.0</text:p>
          </table:table-cell>
          <table:table-cell table:style-name="ce5" table:formula="of:=4*[.C67]/([.B67]*2-1)" office:value-type="float" office:value="-0.0347826086956522">
            <text:p>-0.0348</text:p>
          </table:table-cell>
          <table:table-cell table:style-name="ce6" table:formula="of:=SUM([.$D$10:.D67])" office:value-type="float" office:value="3.12435255511911">
            <text:p>3.12435</text:p>
          </table:table-cell>
          <table:table-cell table:style-name="ce6" table:formula="of:=[.E67]-4*ATAN(1)" office:value-type="float" office:value="-0.0172400984706798">
            <text:p>-0.01724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ce4" table:formula="of:=-1*[.C67]" office:value-type="float" office:value="1">
            <text:p>1.0</text:p>
          </table:table-cell>
          <table:table-cell table:style-name="ce5" table:formula="of:=4*[.C68]/([.B68]*2-1)" office:value-type="float" office:value="0.0341880341880342">
            <text:p>0.0342</text:p>
          </table:table-cell>
          <table:table-cell table:style-name="ce6" table:formula="of:=SUM([.$D$10:.D68])" office:value-type="float" office:value="3.15854058930715">
            <text:p>3.15854</text:p>
          </table:table-cell>
          <table:table-cell table:style-name="ce6" table:formula="of:=[.E68]-4*ATAN(1)" office:value-type="float" office:value="0.0169479357173548">
            <text:p>0.01695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4" table:formula="of:=-1*[.C68]" office:value-type="float" office:value="-1">
            <text:p>-1.0</text:p>
          </table:table-cell>
          <table:table-cell table:style-name="ce5" table:formula="of:=4*[.C69]/([.B69]*2-1)" office:value-type="float" office:value="-0.0336134453781513">
            <text:p>-0.0336</text:p>
          </table:table-cell>
          <table:table-cell table:style-name="ce6" table:formula="of:=SUM([.$D$10:.D69])" office:value-type="float" office:value="3.124927143929">
            <text:p>3.12493</text:p>
          </table:table-cell>
          <table:table-cell table:style-name="ce6" table:formula="of:=[.E69]-4*ATAN(1)" office:value-type="float" office:value="-0.0166655096607968">
            <text:p>-0.01667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1">
            <text:p>61</text:p>
          </table:table-cell>
          <table:table-cell table:style-name="ce4" table:formula="of:=-1*[.C69]" office:value-type="float" office:value="1">
            <text:p>1.0</text:p>
          </table:table-cell>
          <table:table-cell table:style-name="ce5" table:formula="of:=4*[.C70]/([.B70]*2-1)" office:value-type="float" office:value="0.0330578512396694">
            <text:p>0.0331</text:p>
          </table:table-cell>
          <table:table-cell table:style-name="ce6" table:formula="of:=SUM([.$D$10:.D70])" office:value-type="float" office:value="3.15798499516867">
            <text:p>3.15798</text:p>
          </table:table-cell>
          <table:table-cell table:style-name="ce6" table:formula="of:=[.E70]-4*ATAN(1)" office:value-type="float" office:value="0.0163923415788729">
            <text:p>0.01639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2">
            <text:p>62</text:p>
          </table:table-cell>
          <table:table-cell table:style-name="ce4" table:formula="of:=-1*[.C70]" office:value-type="float" office:value="-1">
            <text:p>-1.0</text:p>
          </table:table-cell>
          <table:table-cell table:style-name="ce5" table:formula="of:=4*[.C71]/([.B71]*2-1)" office:value-type="float" office:value="-0.032520325203252">
            <text:p>-0.0325</text:p>
          </table:table-cell>
          <table:table-cell table:style-name="ce6" table:formula="of:=SUM([.$D$10:.D71])" office:value-type="float" office:value="3.12546466996541">
            <text:p>3.12546</text:p>
          </table:table-cell>
          <table:table-cell table:style-name="ce6" table:formula="of:=[.E71]-4*ATAN(1)" office:value-type="float" office:value="-0.0161279836243793">
            <text:p>-0.01613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3">
            <text:p>63</text:p>
          </table:table-cell>
          <table:table-cell table:style-name="ce4" table:formula="of:=-1*[.C71]" office:value-type="float" office:value="1">
            <text:p>1.0</text:p>
          </table:table-cell>
          <table:table-cell table:style-name="ce5" table:formula="of:=4*[.C72]/([.B72]*2-1)" office:value-type="float" office:value="0.032">
            <text:p>0.0320</text:p>
          </table:table-cell>
          <table:table-cell table:style-name="ce6" table:formula="of:=SUM([.$D$10:.D72])" office:value-type="float" office:value="3.15746466996541">
            <text:p>3.15746</text:p>
          </table:table-cell>
          <table:table-cell table:style-name="ce6" table:formula="of:=[.E72]-4*ATAN(1)" office:value-type="float" office:value="0.0158720163756207">
            <text:p>0.01587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ce4" table:formula="of:=-1*[.C72]" office:value-type="float" office:value="-1">
            <text:p>-1.0</text:p>
          </table:table-cell>
          <table:table-cell table:style-name="ce5" table:formula="of:=4*[.C73]/([.B73]*2-1)" office:value-type="float" office:value="-0.031496062992126">
            <text:p>-0.0315</text:p>
          </table:table-cell>
          <table:table-cell table:style-name="ce6" table:formula="of:=SUM([.$D$10:.D73])" office:value-type="float" office:value="3.12596860697329">
            <text:p>3.12597</text:p>
          </table:table-cell>
          <table:table-cell table:style-name="ce6" table:formula="of:=[.E73]-4*ATAN(1)" office:value-type="float" office:value="-0.0156240466165052">
            <text:p>-0.01562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5">
            <text:p>65</text:p>
          </table:table-cell>
          <table:table-cell table:style-name="ce4" table:formula="of:=-1*[.C73]" office:value-type="float" office:value="1">
            <text:p>1.0</text:p>
          </table:table-cell>
          <table:table-cell table:style-name="ce5" table:formula="of:=4*[.C74]/([.B74]*2-1)" office:value-type="float" office:value="0.0310077519379845">
            <text:p>0.0310</text:p>
          </table:table-cell>
          <table:table-cell table:style-name="ce6" table:formula="of:=SUM([.$D$10:.D74])" office:value-type="float" office:value="3.15697635891127">
            <text:p>3.15698</text:p>
          </table:table-cell>
          <table:table-cell table:style-name="ce6" table:formula="of:=[.E74]-4*ATAN(1)" office:value-type="float" office:value="0.0153837053214794">
            <text:p>0.01538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>
            <text:p>66</text:p>
          </table:table-cell>
          <table:table-cell table:style-name="ce4" table:formula="of:=-1*[.C74]" office:value-type="float" office:value="-1">
            <text:p>-1.0</text:p>
          </table:table-cell>
          <table:table-cell table:style-name="ce5" table:formula="of:=4*[.C75]/([.B75]*2-1)" office:value-type="float" office:value="-0.0305343511450382">
            <text:p>-0.0305</text:p>
          </table:table-cell>
          <table:table-cell table:style-name="ce6" table:formula="of:=SUM([.$D$10:.D75])" office:value-type="float" office:value="3.12644200776623">
            <text:p>3.12644</text:p>
          </table:table-cell>
          <table:table-cell table:style-name="ce6" table:formula="of:=[.E75]-4*ATAN(1)" office:value-type="float" office:value="-0.0151506458235589">
            <text:p>-0.01515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>
            <text:p>67</text:p>
          </table:table-cell>
          <table:table-cell table:style-name="ce4" table:formula="of:=-1*[.C75]" office:value-type="float" office:value="1">
            <text:p>1.0</text:p>
          </table:table-cell>
          <table:table-cell table:style-name="ce5" table:formula="of:=4*[.C76]/([.B76]*2-1)" office:value-type="float" office:value="0.0300751879699248">
            <text:p>0.0301</text:p>
          </table:table-cell>
          <table:table-cell table:style-name="ce6" table:formula="of:=SUM([.$D$10:.D76])" office:value-type="float" office:value="3.15651719573616">
            <text:p>3.15652</text:p>
          </table:table-cell>
          <table:table-cell table:style-name="ce6" table:formula="of:=[.E76]-4*ATAN(1)" office:value-type="float" office:value="0.0149245421463657">
            <text:p>0.01492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>
            <text:p>68</text:p>
          </table:table-cell>
          <table:table-cell table:style-name="ce4" table:formula="of:=-1*[.C76]" office:value-type="float" office:value="-1">
            <text:p>-1.0</text:p>
          </table:table-cell>
          <table:table-cell table:style-name="ce5" table:formula="of:=4*[.C77]/([.B77]*2-1)" office:value-type="float" office:value="-0.0296296296296296">
            <text:p>-0.0296</text:p>
          </table:table-cell>
          <table:table-cell table:style-name="ce6" table:formula="of:=SUM([.$D$10:.D77])" office:value-type="float" office:value="3.12688756610653">
            <text:p>3.12689</text:p>
          </table:table-cell>
          <table:table-cell table:style-name="ce6" table:formula="of:=[.E77]-4*ATAN(1)" office:value-type="float" office:value="-0.0147050874832635">
            <text:p>-0.01471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9">
            <text:p>69</text:p>
          </table:table-cell>
          <table:table-cell table:style-name="ce4" table:formula="of:=-1*[.C77]" office:value-type="float" office:value="1">
            <text:p>1.0</text:p>
          </table:table-cell>
          <table:table-cell table:style-name="ce5" table:formula="of:=4*[.C78]/([.B78]*2-1)" office:value-type="float" office:value="0.0291970802919708">
            <text:p>0.0292</text:p>
          </table:table-cell>
          <table:table-cell table:style-name="ce6" table:formula="of:=SUM([.$D$10:.D78])" office:value-type="float" office:value="3.1560846463985">
            <text:p>3.15608</text:p>
          </table:table-cell>
          <table:table-cell table:style-name="ce6" table:formula="of:=[.E78]-4*ATAN(1)" office:value-type="float" office:value="0.0144919928087068">
            <text:p>0.01449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ce4" table:formula="of:=-1*[.C78]" office:value-type="float" office:value="-1">
            <text:p>-1.0</text:p>
          </table:table-cell>
          <table:table-cell table:style-name="ce5" table:formula="of:=4*[.C79]/([.B79]*2-1)" office:value-type="float" office:value="-0.0287769784172662">
            <text:p>-0.0288</text:p>
          </table:table-cell>
          <table:table-cell table:style-name="ce6" table:formula="of:=SUM([.$D$10:.D79])" office:value-type="float" office:value="3.12730766798123">
            <text:p>3.12731</text:p>
          </table:table-cell>
          <table:table-cell table:style-name="ce6" table:formula="of:=[.E79]-4*ATAN(1)" office:value-type="float" office:value="-0.0142849856085592">
            <text:p>-0.01428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1">
            <text:p>71</text:p>
          </table:table-cell>
          <table:table-cell table:style-name="ce4" table:formula="of:=-1*[.C79]" office:value-type="float" office:value="1">
            <text:p>1.0</text:p>
          </table:table-cell>
          <table:table-cell table:style-name="ce5" table:formula="of:=4*[.C80]/([.B80]*2-1)" office:value-type="float" office:value="0.0283687943262411">
            <text:p>0.0284</text:p>
          </table:table-cell>
          <table:table-cell table:style-name="ce6" table:formula="of:=SUM([.$D$10:.D80])" office:value-type="float" office:value="3.15567646230748">
            <text:p>3.15568</text:p>
          </table:table-cell>
          <table:table-cell table:style-name="ce6" table:formula="of:=[.E80]-4*ATAN(1)" office:value-type="float" office:value="0.014083808717682">
            <text:p>0.01408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2">
            <text:p>72</text:p>
          </table:table-cell>
          <table:table-cell table:style-name="ce4" table:formula="of:=-1*[.C80]" office:value-type="float" office:value="-1">
            <text:p>-1.0</text:p>
          </table:table-cell>
          <table:table-cell table:style-name="ce5" table:formula="of:=4*[.C81]/([.B81]*2-1)" office:value-type="float" office:value="-0.027972027972028">
            <text:p>-0.0280</text:p>
          </table:table-cell>
          <table:table-cell table:style-name="ce6" table:formula="of:=SUM([.$D$10:.D81])" office:value-type="float" office:value="3.12770443433545">
            <text:p>3.12770</text:p>
          </table:table-cell>
          <table:table-cell table:style-name="ce6" table:formula="of:=[.E81]-4*ATAN(1)" office:value-type="float" office:value="-0.0138882192543459">
            <text:p>-0.01389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3">
            <text:p>73</text:p>
          </table:table-cell>
          <table:table-cell table:style-name="ce4" table:formula="of:=-1*[.C81]" office:value-type="float" office:value="1">
            <text:p>1.0</text:p>
          </table:table-cell>
          <table:table-cell table:style-name="ce5" table:formula="of:=4*[.C82]/([.B82]*2-1)" office:value-type="float" office:value="0.0275862068965517">
            <text:p>0.0276</text:p>
          </table:table-cell>
          <table:table-cell table:style-name="ce6" table:formula="of:=SUM([.$D$10:.D82])" office:value-type="float" office:value="3.155290641232">
            <text:p>3.15529</text:p>
          </table:table-cell>
          <table:table-cell table:style-name="ce6" table:formula="of:=[.E82]-4*ATAN(1)" office:value-type="float" office:value="0.0136979876422059">
            <text:p>0.01370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4">
            <text:p>74</text:p>
          </table:table-cell>
          <table:table-cell table:style-name="ce4" table:formula="of:=-1*[.C82]" office:value-type="float" office:value="-1">
            <text:p>-1.0</text:p>
          </table:table-cell>
          <table:table-cell table:style-name="ce5" table:formula="of:=4*[.C83]/([.B83]*2-1)" office:value-type="float" office:value="-0.0272108843537415">
            <text:p>-0.0272</text:p>
          </table:table-cell>
          <table:table-cell table:style-name="ce6" table:formula="of:=SUM([.$D$10:.D83])" office:value-type="float" office:value="3.12807975687826">
            <text:p>3.12808</text:p>
          </table:table-cell>
          <table:table-cell table:style-name="ce6" table:formula="of:=[.E83]-4*ATAN(1)" office:value-type="float" office:value="-0.0135128967115357">
            <text:p>-0.01351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5">
            <text:p>75</text:p>
          </table:table-cell>
          <table:table-cell table:style-name="ce4" table:formula="of:=-1*[.C83]" office:value-type="float" office:value="1">
            <text:p>1.0</text:p>
          </table:table-cell>
          <table:table-cell table:style-name="ce5" table:formula="of:=4*[.C84]/([.B84]*2-1)" office:value-type="float" office:value="0.0268456375838926">
            <text:p>0.0268</text:p>
          </table:table-cell>
          <table:table-cell table:style-name="ce6" table:formula="of:=SUM([.$D$10:.D84])" office:value-type="float" office:value="3.15492539446215">
            <text:p>3.15493</text:p>
          </table:table-cell>
          <table:table-cell table:style-name="ce6" table:formula="of:=[.E84]-4*ATAN(1)" office:value-type="float" office:value="0.0133327408723565">
            <text:p>0.01333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6">
            <text:p>76</text:p>
          </table:table-cell>
          <table:table-cell table:style-name="ce4" table:formula="of:=-1*[.C84]" office:value-type="float" office:value="-1">
            <text:p>-1.0</text:p>
          </table:table-cell>
          <table:table-cell table:style-name="ce5" table:formula="of:=4*[.C85]/([.B85]*2-1)" office:value-type="float" office:value="-0.0264900662251656">
            <text:p>-0.0265</text:p>
          </table:table-cell>
          <table:table-cell table:style-name="ce6" table:formula="of:=SUM([.$D$10:.D85])" office:value-type="float" office:value="3.12843532823698">
            <text:p>3.12844</text:p>
          </table:table-cell>
          <table:table-cell table:style-name="ce6" table:formula="of:=[.E85]-4*ATAN(1)" office:value-type="float" office:value="-0.0131573253528088">
            <text:p>-0.01316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7">
            <text:p>77</text:p>
          </table:table-cell>
          <table:table-cell table:style-name="ce4" table:formula="of:=-1*[.C85]" office:value-type="float" office:value="1">
            <text:p>1.0</text:p>
          </table:table-cell>
          <table:table-cell table:style-name="ce5" table:formula="of:=4*[.C86]/([.B86]*2-1)" office:value-type="float" office:value="0.0261437908496732">
            <text:p>0.0261</text:p>
          </table:table-cell>
          <table:table-cell table:style-name="ce6" table:formula="of:=SUM([.$D$10:.D86])" office:value-type="float" office:value="3.15457911908666">
            <text:p>3.15458</text:p>
          </table:table-cell>
          <table:table-cell table:style-name="ce6" table:formula="of:=[.E86]-4*ATAN(1)" office:value-type="float" office:value="0.0129864654968643">
            <text:p>0.01299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8">
            <text:p>78</text:p>
          </table:table-cell>
          <table:table-cell table:style-name="ce4" table:formula="of:=-1*[.C86]" office:value-type="float" office:value="-1">
            <text:p>-1.0</text:p>
          </table:table-cell>
          <table:table-cell table:style-name="ce5" table:formula="of:=4*[.C87]/([.B87]*2-1)" office:value-type="float" office:value="-0.0258064516129032">
            <text:p>-0.0258</text:p>
          </table:table-cell>
          <table:table-cell table:style-name="ce6" table:formula="of:=SUM([.$D$10:.D87])" office:value-type="float" office:value="3.12877266747375">
            <text:p>3.12877</text:p>
          </table:table-cell>
          <table:table-cell table:style-name="ce6" table:formula="of:=[.E87]-4*ATAN(1)" office:value-type="float" office:value="-0.012819986116039">
            <text:p>-0.01282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9">
            <text:p>79</text:p>
          </table:table-cell>
          <table:table-cell table:style-name="ce4" table:formula="of:=-1*[.C87]" office:value-type="float" office:value="1">
            <text:p>1.0</text:p>
          </table:table-cell>
          <table:table-cell table:style-name="ce5" table:formula="of:=4*[.C88]/([.B88]*2-1)" office:value-type="float" office:value="0.0254777070063694">
            <text:p>0.0255</text:p>
          </table:table-cell>
          <table:table-cell table:style-name="ce6" table:formula="of:=SUM([.$D$10:.D88])" office:value-type="float" office:value="3.15425037448012">
            <text:p>3.15425</text:p>
          </table:table-cell>
          <table:table-cell table:style-name="ce6" table:formula="of:=[.E88]-4*ATAN(1)" office:value-type="float" office:value="0.0126577208903305">
            <text:p>0.01266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0">
            <text:p>80</text:p>
          </table:table-cell>
          <table:table-cell table:style-name="ce4" table:formula="of:=-1*[.C88]" office:value-type="float" office:value="-1">
            <text:p>-1.0</text:p>
          </table:table-cell>
          <table:table-cell table:style-name="ce5" table:formula="of:=4*[.C89]/([.B89]*2-1)" office:value-type="float" office:value="-0.0251572327044025">
            <text:p>-0.0252</text:p>
          </table:table-cell>
          <table:table-cell table:style-name="ce6" table:formula="of:=SUM([.$D$10:.D89])" office:value-type="float" office:value="3.12909314177572">
            <text:p>3.12909</text:p>
          </table:table-cell>
          <table:table-cell table:style-name="ce6" table:formula="of:=[.E89]-4*ATAN(1)" office:value-type="float" office:value="-0.0124995118140721">
            <text:p>-0.01250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1">
            <text:p>81</text:p>
          </table:table-cell>
          <table:table-cell table:style-name="ce4" table:formula="of:=-1*[.C89]" office:value-type="float" office:value="1">
            <text:p>1.0</text:p>
          </table:table-cell>
          <table:table-cell table:style-name="ce5" table:formula="of:=4*[.C90]/([.B90]*2-1)" office:value-type="float" office:value="0.0248447204968944">
            <text:p>0.0248</text:p>
          </table:table-cell>
          <table:table-cell table:style-name="ce6" table:formula="of:=SUM([.$D$10:.D90])" office:value-type="float" office:value="3.15393786227262">
            <text:p>3.15394</text:p>
          </table:table-cell>
          <table:table-cell table:style-name="ce6" table:formula="of:=[.E90]-4*ATAN(1)" office:value-type="float" office:value="0.0123452086828224">
            <text:p>0.01235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2">
            <text:p>82</text:p>
          </table:table-cell>
          <table:table-cell table:style-name="ce4" table:formula="of:=-1*[.C90]" office:value-type="float" office:value="-1">
            <text:p>-1.0</text:p>
          </table:table-cell>
          <table:table-cell table:style-name="ce5" table:formula="of:=4*[.C91]/([.B91]*2-1)" office:value-type="float" office:value="-0.0245398773006135">
            <text:p>-0.0245</text:p>
          </table:table-cell>
          <table:table-cell table:style-name="ce6" table:formula="of:=SUM([.$D$10:.D91])" office:value-type="float" office:value="3.129397984972">
            <text:p>3.12940</text:p>
          </table:table-cell>
          <table:table-cell table:style-name="ce6" table:formula="of:=[.E91]-4*ATAN(1)" office:value-type="float" office:value="-0.012194668617791">
            <text:p>-0.01219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3">
            <text:p>83</text:p>
          </table:table-cell>
          <table:table-cell table:style-name="ce4" table:formula="of:=-1*[.C91]" office:value-type="float" office:value="1">
            <text:p>1.0</text:p>
          </table:table-cell>
          <table:table-cell table:style-name="ce5" table:formula="of:=4*[.C92]/([.B92]*2-1)" office:value-type="float" office:value="0.0242424242424242">
            <text:p>0.0242</text:p>
          </table:table-cell>
          <table:table-cell table:style-name="ce6" table:formula="of:=SUM([.$D$10:.D92])" office:value-type="float" office:value="3.15364040921443">
            <text:p>3.15364</text:p>
          </table:table-cell>
          <table:table-cell table:style-name="ce6" table:formula="of:=[.E92]-4*ATAN(1)" office:value-type="float" office:value="0.0120477556246335">
            <text:p>0.01205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4">
            <text:p>84</text:p>
          </table:table-cell>
          <table:table-cell table:style-name="ce4" table:formula="of:=-1*[.C92]" office:value-type="float" office:value="-1">
            <text:p>-1.0</text:p>
          </table:table-cell>
          <table:table-cell table:style-name="ce5" table:formula="of:=4*[.C93]/([.B93]*2-1)" office:value-type="float" office:value="-0.0239520958083832">
            <text:p>-0.0240</text:p>
          </table:table-cell>
          <table:table-cell table:style-name="ce6" table:formula="of:=SUM([.$D$10:.D93])" office:value-type="float" office:value="3.12968831340604">
            <text:p>3.12969</text:p>
          </table:table-cell>
          <table:table-cell table:style-name="ce6" table:formula="of:=[.E93]-4*ATAN(1)" office:value-type="float" office:value="-0.01190434018375">
            <text:p>-0.01190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5">
            <text:p>85</text:p>
          </table:table-cell>
          <table:table-cell table:style-name="ce4" table:formula="of:=-1*[.C93]" office:value-type="float" office:value="1">
            <text:p>1.0</text:p>
          </table:table-cell>
          <table:table-cell table:style-name="ce5" table:formula="of:=4*[.C94]/([.B94]*2-1)" office:value-type="float" office:value="0.0236686390532544">
            <text:p>0.0237</text:p>
          </table:table-cell>
          <table:table-cell table:style-name="ce6" table:formula="of:=SUM([.$D$10:.D94])" office:value-type="float" office:value="3.1533569524593">
            <text:p>3.15336</text:p>
          </table:table-cell>
          <table:table-cell table:style-name="ce6" table:formula="of:=[.E94]-4*ATAN(1)" office:value-type="float" office:value="0.0117642988695046">
            <text:p>0.01176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6">
            <text:p>86</text:p>
          </table:table-cell>
          <table:table-cell table:style-name="ce4" table:formula="of:=-1*[.C94]" office:value-type="float" office:value="-1">
            <text:p>-1.0</text:p>
          </table:table-cell>
          <table:table-cell table:style-name="ce5" table:formula="of:=4*[.C95]/([.B95]*2-1)" office:value-type="float" office:value="-0.0233918128654971">
            <text:p>-0.0234</text:p>
          </table:table-cell>
          <table:table-cell table:style-name="ce6" table:formula="of:=SUM([.$D$10:.D95])" office:value-type="float" office:value="3.1299651395938">
            <text:p>3.12997</text:p>
          </table:table-cell>
          <table:table-cell table:style-name="ce6" table:formula="of:=[.E95]-4*ATAN(1)" office:value-type="float" office:value="-0.0116275139959923">
            <text:p>-0.01163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7">
            <text:p>87</text:p>
          </table:table-cell>
          <table:table-cell table:style-name="ce4" table:formula="of:=-1*[.C95]" office:value-type="float" office:value="1">
            <text:p>1.0</text:p>
          </table:table-cell>
          <table:table-cell table:style-name="ce5" table:formula="of:=4*[.C96]/([.B96]*2-1)" office:value-type="float" office:value="0.023121387283237">
            <text:p>0.0231</text:p>
          </table:table-cell>
          <table:table-cell table:style-name="ce6" table:formula="of:=SUM([.$D$10:.D96])" office:value-type="float" office:value="3.15308652687704">
            <text:p>3.15309</text:p>
          </table:table-cell>
          <table:table-cell table:style-name="ce6" table:formula="of:=[.E96]-4*ATAN(1)" office:value-type="float" office:value="0.0114938732872445">
            <text:p>0.01149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8">
            <text:p>88</text:p>
          </table:table-cell>
          <table:table-cell table:style-name="ce4" table:formula="of:=-1*[.C96]" office:value-type="float" office:value="-1">
            <text:p>-1.0</text:p>
          </table:table-cell>
          <table:table-cell table:style-name="ce5" table:formula="of:=4*[.C97]/([.B97]*2-1)" office:value-type="float" office:value="-0.0228571428571429">
            <text:p>-0.0229</text:p>
          </table:table-cell>
          <table:table-cell table:style-name="ce6" table:formula="of:=SUM([.$D$10:.D97])" office:value-type="float" office:value="3.13022938401989">
            <text:p>3.13023</text:p>
          </table:table-cell>
          <table:table-cell table:style-name="ce6" table:formula="of:=[.E97]-4*ATAN(1)" office:value-type="float" office:value="-0.0113632695698982">
            <text:p>-0.01136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>
            <text:p>89</text:p>
          </table:table-cell>
          <table:table-cell table:style-name="ce4" table:formula="of:=-1*[.C97]" office:value-type="float" office:value="1">
            <text:p>1.0</text:p>
          </table:table-cell>
          <table:table-cell table:style-name="ce5" table:formula="of:=4*[.C98]/([.B98]*2-1)" office:value-type="float" office:value="0.0225988700564972">
            <text:p>0.0226</text:p>
          </table:table-cell>
          <table:table-cell table:style-name="ce6" table:formula="of:=SUM([.$D$10:.D98])" office:value-type="float" office:value="3.15282825407639">
            <text:p>3.15283</text:p>
          </table:table-cell>
          <table:table-cell table:style-name="ce6" table:formula="of:=[.E98]-4*ATAN(1)" office:value-type="float" office:value="0.0112356004865988">
            <text:p>0.01124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0">
            <text:p>90</text:p>
          </table:table-cell>
          <table:table-cell table:style-name="ce4" table:formula="of:=-1*[.C98]" office:value-type="float" office:value="-1">
            <text:p>-1.0</text:p>
          </table:table-cell>
          <table:table-cell table:style-name="ce5" table:formula="of:=4*[.C99]/([.B99]*2-1)" office:value-type="float" office:value="-0.0223463687150838">
            <text:p>-0.0223</text:p>
          </table:table-cell>
          <table:table-cell table:style-name="ce6" table:formula="of:=SUM([.$D$10:.D99])" office:value-type="float" office:value="3.13048188536131">
            <text:p>3.13048</text:p>
          </table:table-cell>
          <table:table-cell table:style-name="ce6" table:formula="of:=[.E99]-4*ATAN(1)" office:value-type="float" office:value="-0.0111107682284848">
            <text:p>-0.01111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1">
            <text:p>91</text:p>
          </table:table-cell>
          <table:table-cell table:style-name="ce4" table:formula="of:=-1*[.C99]" office:value-type="float" office:value="1">
            <text:p>1.0</text:p>
          </table:table-cell>
          <table:table-cell table:style-name="ce5" table:formula="of:=4*[.C100]/([.B100]*2-1)" office:value-type="float" office:value="0.0220994475138122">
            <text:p>0.0221</text:p>
          </table:table-cell>
          <table:table-cell table:style-name="ce6" table:formula="of:=SUM([.$D$10:.D100])" office:value-type="float" office:value="3.15258133287512">
            <text:p>3.15258</text:p>
          </table:table-cell>
          <table:table-cell table:style-name="ce6" table:formula="of:=[.E100]-4*ATAN(1)" office:value-type="float" office:value="0.0109886792853269">
            <text:p>0.01099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2">
            <text:p>92</text:p>
          </table:table-cell>
          <table:table-cell table:style-name="ce4" table:formula="of:=-1*[.C100]" office:value-type="float" office:value="-1">
            <text:p>-1.0</text:p>
          </table:table-cell>
          <table:table-cell table:style-name="ce5" table:formula="of:=4*[.C101]/([.B101]*2-1)" office:value-type="float" office:value="-0.0218579234972678">
            <text:p>-0.0219</text:p>
          </table:table-cell>
          <table:table-cell table:style-name="ce6" table:formula="of:=SUM([.$D$10:.D101])" office:value-type="float" office:value="3.13072340937785">
            <text:p>3.13072</text:p>
          </table:table-cell>
          <table:table-cell table:style-name="ce6" table:formula="of:=[.E101]-4*ATAN(1)" office:value-type="float" office:value="-0.0108692442119409">
            <text:p>-0.01087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3">
            <text:p>93</text:p>
          </table:table-cell>
          <table:table-cell table:style-name="ce4" table:formula="of:=-1*[.C101]" office:value-type="float" office:value="1">
            <text:p>1.0</text:p>
          </table:table-cell>
          <table:table-cell table:style-name="ce5" table:formula="of:=4*[.C102]/([.B102]*2-1)" office:value-type="float" office:value="0.0216216216216216">
            <text:p>0.0216</text:p>
          </table:table-cell>
          <table:table-cell table:style-name="ce6" table:formula="of:=SUM([.$D$10:.D102])" office:value-type="float" office:value="3.15234503099947">
            <text:p>3.15235</text:p>
          </table:table-cell>
          <table:table-cell table:style-name="ce6" table:formula="of:=[.E102]-4*ATAN(1)" office:value-type="float" office:value="0.0107523774096809">
            <text:p>0.01075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4">
            <text:p>94</text:p>
          </table:table-cell>
          <table:table-cell table:style-name="ce4" table:formula="of:=-1*[.C102]" office:value-type="float" office:value="-1">
            <text:p>-1.0</text:p>
          </table:table-cell>
          <table:table-cell table:style-name="ce5" table:formula="of:=4*[.C103]/([.B103]*2-1)" office:value-type="float" office:value="-0.0213903743315508">
            <text:p>-0.0214</text:p>
          </table:table-cell>
          <table:table-cell table:style-name="ce6" table:formula="of:=SUM([.$D$10:.D103])" office:value-type="float" office:value="3.13095465666792">
            <text:p>3.13095</text:p>
          </table:table-cell>
          <table:table-cell table:style-name="ce6" table:formula="of:=[.E103]-4*ATAN(1)" office:value-type="float" office:value="-0.01063799692187">
            <text:p>-0.01064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5">
            <text:p>95</text:p>
          </table:table-cell>
          <table:table-cell table:style-name="ce4" table:formula="of:=-1*[.C103]" office:value-type="float" office:value="1">
            <text:p>1.0</text:p>
          </table:table-cell>
          <table:table-cell table:style-name="ce5" table:formula="of:=4*[.C104]/([.B104]*2-1)" office:value-type="float" office:value="0.0211640211640212">
            <text:p>0.0212</text:p>
          </table:table-cell>
          <table:table-cell table:style-name="ce6" table:formula="of:=SUM([.$D$10:.D104])" office:value-type="float" office:value="3.15211867783194">
            <text:p>3.15212</text:p>
          </table:table-cell>
          <table:table-cell table:style-name="ce6" table:formula="of:=[.E104]-4*ATAN(1)" office:value-type="float" office:value="0.0105260242421514">
            <text:p>0.01053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6">
            <text:p>96</text:p>
          </table:table-cell>
          <table:table-cell table:style-name="ce4" table:formula="of:=-1*[.C104]" office:value-type="float" office:value="-1">
            <text:p>-1.0</text:p>
          </table:table-cell>
          <table:table-cell table:style-name="ce5" table:formula="of:=4*[.C105]/([.B105]*2-1)" office:value-type="float" office:value="-0.0209424083769633">
            <text:p>-0.0209</text:p>
          </table:table-cell>
          <table:table-cell table:style-name="ce6" table:formula="of:=SUM([.$D$10:.D105])" office:value-type="float" office:value="3.13117626945498">
            <text:p>3.13118</text:p>
          </table:table-cell>
          <table:table-cell table:style-name="ce6" table:formula="of:=[.E105]-4*ATAN(1)" office:value-type="float" office:value="-0.0104163841348122">
            <text:p>-0.01042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7">
            <text:p>97</text:p>
          </table:table-cell>
          <table:table-cell table:style-name="ce4" table:formula="of:=-1*[.C105]" office:value-type="float" office:value="1">
            <text:p>1.0</text:p>
          </table:table-cell>
          <table:table-cell table:style-name="ce5" table:formula="of:=4*[.C106]/([.B106]*2-1)" office:value-type="float" office:value="0.0207253886010363">
            <text:p>0.0207</text:p>
          </table:table-cell>
          <table:table-cell table:style-name="ce6" table:formula="of:=SUM([.$D$10:.D106])" office:value-type="float" office:value="3.15190165805602">
            <text:p>3.15190</text:p>
          </table:table-cell>
          <table:table-cell table:style-name="ce6" table:formula="of:=[.E106]-4*ATAN(1)" office:value-type="float" office:value="0.0103090044662242">
            <text:p>0.01031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8">
            <text:p>98</text:p>
          </table:table-cell>
          <table:table-cell table:style-name="ce4" table:formula="of:=-1*[.C106]" office:value-type="float" office:value="-1">
            <text:p>-1.0</text:p>
          </table:table-cell>
          <table:table-cell table:style-name="ce5" table:formula="of:=4*[.C107]/([.B107]*2-1)" office:value-type="float" office:value="-0.0205128205128205">
            <text:p>-0.0205</text:p>
          </table:table-cell>
          <table:table-cell table:style-name="ce6" table:formula="of:=SUM([.$D$10:.D107])" office:value-type="float" office:value="3.1313888375432">
            <text:p>3.13139</text:p>
          </table:table-cell>
          <table:table-cell table:style-name="ce6" table:formula="of:=[.E107]-4*ATAN(1)" office:value-type="float" office:value="-0.0102038160465963">
            <text:p>-0.01020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9">
            <text:p>99</text:p>
          </table:table-cell>
          <table:table-cell table:style-name="ce4" table:formula="of:=-1*[.C107]" office:value-type="float" office:value="1">
            <text:p>1.0</text:p>
          </table:table-cell>
          <table:table-cell table:style-name="ce5" table:formula="of:=4*[.C108]/([.B108]*2-1)" office:value-type="float" office:value="0.0203045685279188">
            <text:p>0.0203</text:p>
          </table:table-cell>
          <table:table-cell table:style-name="ce6" table:formula="of:=SUM([.$D$10:.D108])" office:value-type="float" office:value="3.15169340607112">
            <text:p>3.15169</text:p>
          </table:table-cell>
          <table:table-cell table:style-name="ce6" table:formula="of:=[.E108]-4*ATAN(1)" office:value-type="float" office:value="0.0101007524813221">
            <text:p>0.01010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4" table:formula="of:=-1*[.C108]" office:value-type="float" office:value="-1">
            <text:p>-1.0</text:p>
          </table:table-cell>
          <table:table-cell table:style-name="ce5" table:formula="of:=4*[.C109]/([.B109]*2-1)" office:value-type="float" office:value="-0.0201005025125628">
            <text:p>-0.0201</text:p>
          </table:table-cell>
          <table:table-cell table:style-name="ce6" table:formula="of:=SUM([.$D$10:.D109])" office:value-type="float" office:value="3.13159290355855">
            <text:p>3.13159</text:p>
          </table:table-cell>
          <table:table-cell table:style-name="ce6" table:formula="of:=[.E109]-4*ATAN(1)" office:value-type="float" office:value="-0.00999975003124032">
            <text:p>-0.01000</text:p>
          </table:table-cell>
          <table:table-cell table:style-name="ce6" table:formula="of:=4*ATAN(1)" office:value-type="float" office:value="3.14159265358979">
            <text:p>3.14159</text:p>
          </table:table-cell>
          <table:table-cell table:number-columns-repeated="1017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otOfApproximation" table:style-name="ta1" table:print="false">
        <table:table-column table:style-name="co1" table:default-cell-style-name="Default"/>
        <table:table-row table:style-name="ro1">
          <table:table-cell>
            <draw:frame table:end-cell-address="PlotOfApproximation.M30" table:end-x="0.8894in" table:end-y="0.0126in" draw:z-index="0" draw:style-name="gr1" draw:text-style-name="P1" svg:width="11.5575in" svg:height="5.1689in" svg:x="0in" svg:y="0in">
              <draw:object draw:notify-on-update-of-ranges="SequenceApproximation.E8:SequenceApproximation.E9 SequenceApproximation.E10:SequenceApproximation.E109 SequenceApproximation.B10:SequenceApproximation.B109 SequenceApproximation.F9:SequenceApproximation.F9 SequenceApproximation.F10:SequenceApproximation.F109 SequenceApproximation.B10:SequenceApproximation.B109 SequenceApproximation.G8:SequenceApproximation.G9 SequenceApproximation.G10:SequenceApproximation.G109 SequenceApproximation.B10:SequenceApproximation.B10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9">04/09/2020</text:date>, <text:time>10:2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. Mark E. Lehr</meta:initial-creator>
    <meta:creation-date>2020-04-09T10:04:28.54</meta:creation-date>
    <dc:date>2020-04-09T10:28:28.72</dc:date>
    <dc:creator>Dr. Mark E. Lehr</dc:creator>
    <meta:editing-duration>PT8M15S</meta:editing-duration>
    <meta:editing-cycles>4</meta:editing-cycles>
    <meta:generator>OpenOffice/4.1.4$Win32 OpenOffice.org_project/414m5$Build-9788</meta:generator>
    <meta:document-statistic meta:table-count="2" meta:cell-count="6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8">
      <number:number number: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8">
      <style:chart-properties chart:display-label="true" chart:logarithmic="false" chart:maximum="4" chart:interval-major="0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8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18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8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357cm" svg:height="13.13cm" xlink:href=".." xlink:type="simple" chart:class="chart:scatter" chart:style-name="ch1">
        <chart:title svg:x="11.671cm" svg:y="0.398cm" chart:style-name="ch2">
          <text:p>Sequence Approximation to PI</text:p>
        </chart:title>
        <chart:legend chart:legend-position="end" svg:x="24.335cm" svg:y="5.729cm" style:legend-expansion="high" chart:style-name="ch3"/>
        <chart:plot-area chart:style-name="ch4" table:cell-range-address="SequenceApproximation.B10:SequenceApproximation.B109 SequenceApproximation.E8:SequenceApproximation.E109 SequenceApproximation.F9:SequenceApproximation.F109 SequenceApproximation.G8:SequenceApproximation.G109" chart:data-source-has-labels="row" svg:x="1.625cm" svg:y="1.963cm" svg:width="21.536cm" svg:height="9.897cm">
          <chartooo:coordinate-region svg:x="2.458cm" svg:y="2.175cm" svg:width="20.423cm" svg:height="9.473cm"/>
          <chart:axis chart:dimension="x" chart:name="primary-x" chart:style-name="ch5">
            <chart:title svg:x="10.96cm" svg:y="12.123cm" chart:style-name="ch6">
              <text:p>Sequence Number</text:p>
            </chart:title>
            <chart:grid chart:style-name="ch7" chart:class="major"/>
          </chart:axis>
          <chart:axis chart:dimension="y" chart:name="primary-y" chart:style-name="ch8">
            <chart:title svg:x="0.451cm" svg:y="8.569cm" chart:style-name="ch9">
              <text:p>Asymptotic Curve to PI</text:p>
            </chart:title>
            <chart:grid chart:style-name="ch7" chart:class="major"/>
          </chart:axis>
          <chart:series chart:style-name="ch10" chart:values-cell-range-address="SequenceApproximation.E10:SequenceApproximation.E109" chart:label-cell-address="SequenceApproximation.E8:SequenceApproximation.E9" chart:class="chart:scatter">
            <chart:domain table:cell-range-address="SequenceApproximation.B10:SequenceApproximation.B109"/>
            <chart:data-point chart:repeated="100"/>
          </chart:series>
          <chart:series chart:style-name="ch11" chart:values-cell-range-address="SequenceApproximation.F10:SequenceApproximation.F109" chart:label-cell-address="SequenceApproximation.F9:SequenceApproximation.F9" chart:class="chart:scatter">
            <chart:data-point chart:repeated="100"/>
          </chart:series>
          <chart:series chart:style-name="ch12" chart:values-cell-range-address="SequenceApproximation.G10:SequenceApproximation.G109" chart:label-cell-address="SequenceApproximation.G8:SequenceApproximation.G9" chart:class="chart:scatte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pprox PI Sum of Value</text:p>
                <text:list>
                  <text:list-item>
                    <text:p>Approx PI</text:p>
                  </text:list-item>
                  <text:list-item>
                    <text:p>Sum of Value</text:p>
                  </text:list-item>
                </text:list>
                <draw:g>
                  <svg:desc>SequenceApproximation.E8:SequenceApproximation.E9</svg:desc>
                </draw:g>
              </table:table-cell>
              <table:table-cell office:value-type="string">
                <text:p>Error</text:p>
                <draw:g>
                  <svg:desc>SequenceApproximation.F9:SequenceApproximation.F9</svg:desc>
                </draw:g>
              </table:table-cell>
              <table:table-cell office:value-type="string">
                <text:p>Exact Pi Value</text:p>
                <text:list>
                  <text:list-item>
                    <text:p>Exact Pi</text:p>
                  </text:list-item>
                  <text:list-item>
                    <text:p>Value</text:p>
                  </text:list-item>
                </text:list>
                <draw:g>
                  <svg:desc>SequenceApproximation.G8:SequenceApproximation.G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equenceApproximation.B10:SequenceApproximation.B109</svg:desc>
                </draw:g>
              </table:table-cell>
              <table:table-cell office:value-type="float" office:value="4">
                <text:p>4</text:p>
                <draw:g>
                  <svg:desc>SequenceApproximation.E10:SequenceApproximation.E109</svg:desc>
                </draw:g>
              </table:table-cell>
              <table:table-cell office:value-type="float" office:value="0.858407346410207">
                <text:p>0.858407346410207</text:p>
                <draw:g>
                  <svg:desc>SequenceApproximation.F10:SequenceApproximation.F109</svg:desc>
                </draw:g>
              </table:table-cell>
              <table:table-cell office:value-type="float" office:value="3.14159265358979">
                <text:p>3.14159265358979</text:p>
                <draw:g>
                  <svg:desc>SequenceApproximation.G10:SequenceApproximation.G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-0.474925986923126">
                <text:p>-0.474925986923126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46666666666667">
                <text:p>3.46666666666667</text:p>
              </table:table-cell>
              <table:table-cell office:value-type="float" office:value="0.325074013076874">
                <text:p>0.325074013076874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8952380952381">
                <text:p>2.8952380952381</text:p>
              </table:table-cell>
              <table:table-cell office:value-type="float" office:value="-0.246354558351697">
                <text:p>-0.246354558351697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33968253968254">
                <text:p>3.33968253968254</text:p>
              </table:table-cell>
              <table:table-cell office:value-type="float" office:value="0.198089886092747">
                <text:p>0.198089886092747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97604617604618">
                <text:p>2.97604617604618</text:p>
              </table:table-cell>
              <table:table-cell office:value-type="float" office:value="-0.165546477543617">
                <text:p>-0.165546477543617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28373848373848">
                <text:p>3.28373848373848</text:p>
              </table:table-cell>
              <table:table-cell office:value-type="float" office:value="0.14214583014869">
                <text:p>0.14214583014869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01707181707182">
                <text:p>3.01707181707182</text:p>
              </table:table-cell>
              <table:table-cell office:value-type="float" office:value="-0.124520836517976">
                <text:p>-0.124520836517976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.25236593471888">
                <text:p>3.25236593471888</text:p>
              </table:table-cell>
              <table:table-cell office:value-type="float" office:value="0.110773281129083">
                <text:p>0.110773281129083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0418396189294">
                <text:p>3.0418396189294</text:p>
              </table:table-cell>
              <table:table-cell office:value-type="float" office:value="-0.0997530346603908">
                <text:p>-0.0997530346603908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.23231580940559">
                <text:p>3.23231580940559</text:p>
              </table:table-cell>
              <table:table-cell office:value-type="float" office:value="0.0907231558157999">
                <text:p>0.0907231558157999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.05840276592733">
                <text:p>3.05840276592733</text:p>
              </table:table-cell>
              <table:table-cell office:value-type="float" office:value="-0.0831898876624613">
                <text:p>-0.0831898876624613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.21840276592733">
                <text:p>3.21840276592733</text:p>
              </table:table-cell>
              <table:table-cell office:value-type="float" office:value="0.0768101123375389">
                <text:p>0.0768101123375389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.07025461777918">
                <text:p>3.07025461777918</text:p>
              </table:table-cell>
              <table:table-cell office:value-type="float" office:value="-0.0713380358106095">
                <text:p>-0.0713380358106095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.20818565226194">
                <text:p>3.20818565226194</text:p>
              </table:table-cell>
              <table:table-cell office:value-type="float" office:value="0.0665929986721494">
                <text:p>0.0665929986721494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07915339419743">
                <text:p>3.07915339419743</text:p>
              </table:table-cell>
              <table:table-cell office:value-type="float" office:value="-0.0624392593923666">
                <text:p>-0.0624392593923666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.20036551540955">
                <text:p>3.20036551540955</text:p>
              </table:table-cell>
              <table:table-cell office:value-type="float" office:value="0.0587728618197545">
                <text:p>0.0587728618197545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.08607980112383">
                <text:p>3.08607980112383</text:p>
              </table:table-cell>
              <table:table-cell office:value-type="float" office:value="-0.0555128524659598">
                <text:p>-0.0555128524659598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.19418790923194">
                <text:p>3.19418790923194</text:p>
              </table:table-cell>
              <table:table-cell office:value-type="float" office:value="0.0525952556421485">
                <text:p>0.0525952556421485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.09162380666784">
                <text:p>3.09162380666784</text:p>
              </table:table-cell>
              <table:table-cell office:value-type="float" office:value="-0.0499688469219541">
                <text:p>-0.0499688469219541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.18918478227759">
                <text:p>3.18918478227759</text:p>
              </table:table-cell>
              <table:table-cell office:value-type="float" office:value="0.0475921286878016">
                <text:p>0.0475921286878016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.09616152646364">
                <text:p>3.09616152646364</text:p>
              </table:table-cell>
              <table:table-cell office:value-type="float" office:value="-0.0454311271261516">
                <text:p>-0.0454311271261516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.18505041535253">
                <text:p>3.18505041535253</text:p>
              </table:table-cell>
              <table:table-cell office:value-type="float" office:value="0.0434577617627374">
                <text:p>0.0434577617627374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.09994403237381">
                <text:p>3.09994403237381</text:p>
              </table:table-cell>
              <table:table-cell office:value-type="float" office:value="-0.0416486212159861">
                <text:p>-0.0416486212159861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18157668543503">
                <text:p>3.18157668543503</text:p>
              </table:table-cell>
              <table:table-cell office:value-type="float" office:value="0.0399840318452385">
                <text:p>0.0399840318452385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.10314531288601">
                <text:p>3.10314531288601</text:p>
              </table:table-cell>
              <table:table-cell office:value-type="float" office:value="-0.0384473407037813">
                <text:p>-0.0384473407037813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.17861701099922">
                <text:p>3.17861701099922</text:p>
              </table:table-cell>
              <table:table-cell office:value-type="float" office:value="0.0370243574094262">
                <text:p>0.0370243574094262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.10588973827195">
                <text:p>3.10588973827195</text:p>
              </table:table-cell>
              <table:table-cell office:value-type="float" office:value="-0.0357029153178465">
                <text:p>-0.0357029153178465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.17606517686844">
                <text:p>3.17606517686844</text:p>
              </table:table-cell>
              <table:table-cell office:value-type="float" office:value="0.0344725232786445">
                <text:p>0.0344725232786445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.10826856669895">
                <text:p>3.10826856669895</text:p>
              </table:table-cell>
              <table:table-cell office:value-type="float" office:value="-0.0333240868908469">
                <text:p>-0.0333240868908469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.17384233719075">
                <text:p>3.17384233719075</text:p>
              </table:table-cell>
              <table:table-cell office:value-type="float" office:value="0.0322496836009565">
                <text:p>0.0322496836009565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.11035027369869">
                <text:p>3.11035027369869</text:p>
              </table:table-cell>
              <table:table-cell office:value-type="float" office:value="-0.0312423798911072">
                <text:p>-0.0312423798911072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.17188873523715">
                <text:p>3.17188873523715</text:p>
              </table:table-cell>
              <table:table-cell office:value-type="float" office:value="0.0302960816473545">
                <text:p>0.0302960816473545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.11218724269983">
                <text:p>3.11218724269983</text:p>
              </table:table-cell>
              <table:table-cell office:value-type="float" office:value="-0.0294054108899591">
                <text:p>-0.0294054108899591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.17015825719259">
                <text:p>3.17015825719259</text:p>
              </table:table-cell>
              <table:table-cell office:value-type="float" office:value="0.0285656036027948">
                <text:p>0.0285656036027948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.11382022902357">
                <text:p>3.11382022902357</text:p>
              </table:table-cell>
              <table:table-cell office:value-type="float" office:value="-0.0277724245662192">
                <text:p>-0.0277724245662192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.16861474957152">
                <text:p>3.16861474957152</text:p>
              </table:table-cell>
              <table:table-cell office:value-type="float" office:value="0.0270220959817258">
                <text:p>0.0270220959817258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.11528141623819">
                <text:p>3.11528141623819</text:p>
              </table:table-cell>
              <table:table-cell office:value-type="float" office:value="-0.0263112373516075">
                <text:p>-0.0263112373516075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.16722946818624">
                <text:p>3.16722946818624</text:p>
              </table:table-cell>
              <table:table-cell office:value-type="float" office:value="0.0256368145964445">
                <text:p>0.0256368145964445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.11659655679383">
                <text:p>3.11659655679383</text:p>
              </table:table-cell>
              <table:table-cell office:value-type="float" office:value="-0.0249960967959608">
                <text:p>-0.0249960967959608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.16597927284322">
                <text:p>3.16597927284322</text:p>
              </table:table-cell>
              <table:table-cell office:value-type="float" office:value="0.0243866192534221">
                <text:p>0.0243866192534221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.11778650175888">
                <text:p>3.11778650175888</text:p>
              </table:table-cell>
              <table:table-cell office:value-type="float" office:value="-0.0238061518309154">
                <text:p>-0.0238061518309154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.16484532528829">
                <text:p>3.16484532528829</text:p>
              </table:table-cell>
              <table:table-cell office:value-type="float" office:value="0.0232526716984962">
                <text:p>0.0232526716984962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.11886831379404">
                <text:p>3.11886831379404</text:p>
              </table:table-cell>
              <table:table-cell office:value-type="float" office:value="-0.0227243397957562">
                <text:p>-0.0227243397957562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.16381213401876">
                <text:p>3.16381213401876</text:p>
              </table:table-cell>
              <table:table-cell office:value-type="float" office:value="0.0222194804289626">
                <text:p>0.0222194804289626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.11985609006271">
                <text:p>3.11985609006271</text:p>
              </table:table-cell>
              <table:table-cell office:value-type="float" office:value="-0.0217365635270812">
                <text:p>-0.0217365635270812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.16286684275088">
                <text:p>3.16286684275088</text:p>
              </table:table-cell>
              <table:table-cell office:value-type="float" office:value="0.0212741891610908">
                <text:p>0.0212741891610908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.12076157959299">
                <text:p>3.12076157959299</text:p>
              </table:table-cell>
              <table:table-cell office:value-type="float" office:value="-0.0208310739968041">
                <text:p>-0.0208310739968041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.16199869299505">
                <text:p>3.16199869299505</text:p>
              </table:table-cell>
              <table:table-cell office:value-type="float" office:value="0.0204060394052581">
                <text:p>0.0204060394052581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.12159465259101">
                <text:p>3.12159465259101</text:p>
              </table:table-cell>
              <table:table-cell office:value-type="float" office:value="-0.0199980009987826">
                <text:p>-0.0199980009987826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.16119861298705">
                <text:p>3.16119861298705</text:p>
              </table:table-cell>
              <table:table-cell office:value-type="float" office:value="0.0196059593972571">
                <text:p>0.0196059593972571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.12236366153074">
                <text:p>3.12236366153074</text:p>
              </table:table-cell>
              <table:table-cell office:value-type="float" office:value="-0.0192289920590536">
                <text:p>-0.0192289920590536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.16045889962598">
                <text:p>3.16045889962598</text:p>
              </table:table-cell>
              <table:table-cell office:value-type="float" office:value="0.0188662460361844">
                <text:p>0.0188662460361844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.12307572205588">
                <text:p>3.12307572205588</text:p>
              </table:table-cell>
              <table:table-cell office:value-type="float" office:value="-0.0185169315339091">
                <text:p>-0.0185169315339091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.15977296976231">
                <text:p>3.15977296976231</text:p>
              </table:table-cell>
              <table:table-cell office:value-type="float" office:value="0.0181803161725131">
                <text:p>0.0181803161725131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.12373693372627">
                <text:p>3.12373693372627</text:p>
              </table:table-cell>
              <table:table-cell office:value-type="float" office:value="-0.017855719863523">
                <text:p>-0.017855719863523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.15913516381477">
                <text:p>3.15913516381477</text:p>
              </table:table-cell>
              <table:table-cell office:value-type="float" office:value="0.0175425102249727">
                <text:p>0.0175425102249727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.12435255511911">
                <text:p>3.12435255511911</text:p>
              </table:table-cell>
              <table:table-cell office:value-type="float" office:value="-0.0172400984706798">
                <text:p>-0.0172400984706798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.15854058930715">
                <text:p>3.15854058930715</text:p>
              </table:table-cell>
              <table:table-cell office:value-type="float" office:value="0.0169479357173548">
                <text:p>0.0169479357173548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.124927143929">
                <text:p>3.124927143929</text:p>
              </table:table-cell>
              <table:table-cell office:value-type="float" office:value="-0.0166655096607968">
                <text:p>-0.0166655096607968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.15798499516867">
                <text:p>3.15798499516867</text:p>
              </table:table-cell>
              <table:table-cell office:value-type="float" office:value="0.0163923415788729">
                <text:p>0.0163923415788729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.12546466996541">
                <text:p>3.12546466996541</text:p>
              </table:table-cell>
              <table:table-cell office:value-type="float" office:value="-0.0161279836243793">
                <text:p>-0.0161279836243793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.15746466996541">
                <text:p>3.15746466996541</text:p>
              </table:table-cell>
              <table:table-cell office:value-type="float" office:value="0.0158720163756207">
                <text:p>0.0158720163756207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.12596860697329">
                <text:p>3.12596860697329</text:p>
              </table:table-cell>
              <table:table-cell office:value-type="float" office:value="-0.0156240466165052">
                <text:p>-0.0156240466165052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.15697635891127">
                <text:p>3.15697635891127</text:p>
              </table:table-cell>
              <table:table-cell office:value-type="float" office:value="0.0153837053214794">
                <text:p>0.0153837053214794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.12644200776623">
                <text:p>3.12644200776623</text:p>
              </table:table-cell>
              <table:table-cell office:value-type="float" office:value="-0.0151506458235589">
                <text:p>-0.0151506458235589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.15651719573616">
                <text:p>3.15651719573616</text:p>
              </table:table-cell>
              <table:table-cell office:value-type="float" office:value="0.0149245421463657">
                <text:p>0.0149245421463657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.12688756610653">
                <text:p>3.12688756610653</text:p>
              </table:table-cell>
              <table:table-cell office:value-type="float" office:value="-0.0147050874832635">
                <text:p>-0.0147050874832635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.1560846463985">
                <text:p>3.1560846463985</text:p>
              </table:table-cell>
              <table:table-cell office:value-type="float" office:value="0.0144919928087068">
                <text:p>0.0144919928087068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.12730766798123">
                <text:p>3.12730766798123</text:p>
              </table:table-cell>
              <table:table-cell office:value-type="float" office:value="-0.0142849856085592">
                <text:p>-0.0142849856085592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.15567646230748">
                <text:p>3.15567646230748</text:p>
              </table:table-cell>
              <table:table-cell office:value-type="float" office:value="0.014083808717682">
                <text:p>0.014083808717682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.12770443433545">
                <text:p>3.12770443433545</text:p>
              </table:table-cell>
              <table:table-cell office:value-type="float" office:value="-0.0138882192543459">
                <text:p>-0.0138882192543459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.155290641232">
                <text:p>3.155290641232</text:p>
              </table:table-cell>
              <table:table-cell office:value-type="float" office:value="0.0136979876422059">
                <text:p>0.0136979876422059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.12807975687826">
                <text:p>3.12807975687826</text:p>
              </table:table-cell>
              <table:table-cell office:value-type="float" office:value="-0.0135128967115357">
                <text:p>-0.0135128967115357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.15492539446215">
                <text:p>3.15492539446215</text:p>
              </table:table-cell>
              <table:table-cell office:value-type="float" office:value="0.0133327408723565">
                <text:p>0.0133327408723565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.12843532823698">
                <text:p>3.12843532823698</text:p>
              </table:table-cell>
              <table:table-cell office:value-type="float" office:value="-0.0131573253528088">
                <text:p>-0.0131573253528088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.15457911908666">
                <text:p>3.15457911908666</text:p>
              </table:table-cell>
              <table:table-cell office:value-type="float" office:value="0.0129864654968643">
                <text:p>0.0129864654968643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.12877266747375">
                <text:p>3.12877266747375</text:p>
              </table:table-cell>
              <table:table-cell office:value-type="float" office:value="-0.012819986116039">
                <text:p>-0.012819986116039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.15425037448012">
                <text:p>3.15425037448012</text:p>
              </table:table-cell>
              <table:table-cell office:value-type="float" office:value="0.0126577208903305">
                <text:p>0.0126577208903305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.12909314177572">
                <text:p>3.12909314177572</text:p>
              </table:table-cell>
              <table:table-cell office:value-type="float" office:value="-0.0124995118140721">
                <text:p>-0.0124995118140721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.15393786227262">
                <text:p>3.15393786227262</text:p>
              </table:table-cell>
              <table:table-cell office:value-type="float" office:value="0.0123452086828224">
                <text:p>0.0123452086828224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.129397984972">
                <text:p>3.129397984972</text:p>
              </table:table-cell>
              <table:table-cell office:value-type="float" office:value="-0.012194668617791">
                <text:p>-0.012194668617791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.15364040921443">
                <text:p>3.15364040921443</text:p>
              </table:table-cell>
              <table:table-cell office:value-type="float" office:value="0.0120477556246335">
                <text:p>0.0120477556246335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.12968831340604">
                <text:p>3.12968831340604</text:p>
              </table:table-cell>
              <table:table-cell office:value-type="float" office:value="-0.01190434018375">
                <text:p>-0.01190434018375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.1533569524593">
                <text:p>3.1533569524593</text:p>
              </table:table-cell>
              <table:table-cell office:value-type="float" office:value="0.0117642988695046">
                <text:p>0.0117642988695046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.1299651395938">
                <text:p>3.1299651395938</text:p>
              </table:table-cell>
              <table:table-cell office:value-type="float" office:value="-0.0116275139959923">
                <text:p>-0.0116275139959923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.15308652687704">
                <text:p>3.15308652687704</text:p>
              </table:table-cell>
              <table:table-cell office:value-type="float" office:value="0.0114938732872445">
                <text:p>0.0114938732872445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.13022938401989">
                <text:p>3.13022938401989</text:p>
              </table:table-cell>
              <table:table-cell office:value-type="float" office:value="-0.0113632695698982">
                <text:p>-0.0113632695698982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.15282825407639">
                <text:p>3.15282825407639</text:p>
              </table:table-cell>
              <table:table-cell office:value-type="float" office:value="0.0112356004865988">
                <text:p>0.0112356004865988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.13048188536131">
                <text:p>3.13048188536131</text:p>
              </table:table-cell>
              <table:table-cell office:value-type="float" office:value="-0.0111107682284848">
                <text:p>-0.0111107682284848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.15258133287512">
                <text:p>3.15258133287512</text:p>
              </table:table-cell>
              <table:table-cell office:value-type="float" office:value="0.0109886792853269">
                <text:p>0.0109886792853269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.13072340937785">
                <text:p>3.13072340937785</text:p>
              </table:table-cell>
              <table:table-cell office:value-type="float" office:value="-0.0108692442119409">
                <text:p>-0.0108692442119409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.15234503099947">
                <text:p>3.15234503099947</text:p>
              </table:table-cell>
              <table:table-cell office:value-type="float" office:value="0.0107523774096809">
                <text:p>0.0107523774096809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.13095465666792">
                <text:p>3.13095465666792</text:p>
              </table:table-cell>
              <table:table-cell office:value-type="float" office:value="-0.01063799692187">
                <text:p>-0.01063799692187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3.15211867783194">
                <text:p>3.15211867783194</text:p>
              </table:table-cell>
              <table:table-cell office:value-type="float" office:value="0.0105260242421514">
                <text:p>0.0105260242421514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.13117626945498">
                <text:p>3.13117626945498</text:p>
              </table:table-cell>
              <table:table-cell office:value-type="float" office:value="-0.0104163841348122">
                <text:p>-0.0104163841348122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3.15190165805602">
                <text:p>3.15190165805602</text:p>
              </table:table-cell>
              <table:table-cell office:value-type="float" office:value="0.0103090044662242">
                <text:p>0.0103090044662242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3.1313888375432">
                <text:p>3.1313888375432</text:p>
              </table:table-cell>
              <table:table-cell office:value-type="float" office:value="-0.0102038160465963">
                <text:p>-0.0102038160465963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.15169340607112">
                <text:p>3.15169340607112</text:p>
              </table:table-cell>
              <table:table-cell office:value-type="float" office:value="0.0101007524813221">
                <text:p>0.0101007524813221</text:p>
              </table:table-cell>
              <table:table-cell office:value-type="float" office:value="3.14159265358979">
                <text:p>3.141592653589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.13159290355855">
                <text:p>3.13159290355855</text:p>
              </table:table-cell>
              <table:table-cell office:value-type="float" office:value="-0.00999975003124032">
                <text:p>-0.00999975003124032</text:p>
              </table:table-cell>
              <table:table-cell office:value-type="float" office:value="3.14159265358979">
                <text:p>3.141592653589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